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1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3665in"/>
    </style:style>
    <style:style style:name="co9" style:family="table-column">
      <style:table-column-properties fo:break-before="auto" style:column-width="1.0465in"/>
    </style:style>
    <style:style style:name="co10" style:family="table-column">
      <style:table-column-properties fo:break-before="auto" style:column-width="4.9319in"/>
    </style:style>
    <style:style style:name="co11" style:family="table-column">
      <style:table-column-properties fo:break-before="auto" style:column-width="0.2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ffd7d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#ffdbb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able-cell-properties fo:background-color="#dee6ef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fo:background-color="#ffdbb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ffdbb6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ffdbb6"/>
    </style:style>
    <style:style style:name="ce11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ffdbb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/>
    </style:style>
    <style:style style:name="ce14" style:family="table-cell" style:parent-style-name="Default" style:data-style-name="N121">
      <style:text-properties fo:font-weight="bold" style:font-weight-asian="bold" style:font-weight-complex="bold"/>
    </style:style>
    <style:style style:name="ce15" style:family="table-cell" style:parent-style-name="Default" style:data-style-name="N121"/>
    <style:style style:name="ce16" style:family="table-cell" style:parent-style-name="Default" style:data-style-name="N3">
      <style:text-properties fo:font-weight="bold" style:font-weight-asian="bold" style:font-weight-complex="bold"/>
    </style:style>
    <style:style style:name="ce17" style:family="table-cell" style:parent-style-name="Default" style:data-style-name="N3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">
      <style:text-properties fo:font-weight="bold" style:font-weight-asian="bold" style:font-weight-complex="bold"/>
    </style:style>
    <style:style style:name="ce21" style:family="table-cell" style:parent-style-name="Default" style:data-style-name="N1"/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Enem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number-columns-repeated="4" table:default-cell-style-name="ce13"/>
        <table:table-column table:style-name="co3" table:default-cell-style-name="ce10"/>
        <table:table-column table:style-name="co3" table:number-columns-repeated="4" table:default-cell-style-name="ce13"/>
        <table:table-column table:style-name="co4" table:number-columns-repeated="995" table:default-cell-style-name="Default"/>
        <table:table-row table:style-name="ro1">
          <table:table-cell table:style-name="ce1"/>
          <table:table-cell table:style-name="ce4" office:value-type="string" calcext:value-type="string">
            <text:p>base lvl</text:p>
          </table:table-cell>
          <table:table-cell table:style-name="ce6" table:formula="of:=([.C$4]-1)*5" office:value-type="float" office:value="0" calcext:value-type="float">
            <text:p>0</text:p>
          </table:table-cell>
          <table:table-cell table:style-name="ce6" table:formula="of:=([.D$4]-1)*5" office:value-type="float" office:value="5" calcext:value-type="float">
            <text:p>5</text:p>
          </table:table-cell>
          <table:table-cell table:style-name="ce6" table:formula="of:=([.E$4]-1)*5" office:value-type="float" office:value="10" calcext:value-type="float">
            <text:p>10</text:p>
          </table:table-cell>
          <table:table-cell table:style-name="ce6" table:formula="of:=([.F$4]-1)*5" office:value-type="float" office:value="15" calcext:value-type="float">
            <text:p>15</text:p>
          </table:table-cell>
          <table:table-cell table:style-name="ce6" table:formula="of:=([.G$4]-1)*5" office:value-type="float" office:value="20" calcext:value-type="float">
            <text:p>20</text:p>
          </table:table-cell>
          <table:table-cell table:style-name="ce6" table:formula="of:=([.H$4]-1)*5" office:value-type="float" office:value="25" calcext:value-type="float">
            <text:p>25</text:p>
          </table:table-cell>
          <table:table-cell table:style-name="ce6" table:formula="of:=([.I$4]-1)*5" office:value-type="float" office:value="30" calcext:value-type="float">
            <text:p>30</text:p>
          </table:table-cell>
          <table:table-cell table:style-name="ce6" table:formula="of:=([.J$4]-1)*5" office:value-type="float" office:value="35" calcext:value-type="float">
            <text:p>35</text:p>
          </table:table-cell>
          <table:table-cell table:style-name="ce6" table:formula="of:=([.K$4]-1)*5" office:value-type="float" office:value="40" calcext:value-type="float">
            <text:p>40</text:p>
          </table:table-cell>
          <table:table-cell table:style-name="ce6" table:formula="of:=([.L$4]-1)*5" office:value-type="float" office:value="45" calcext:value-type="float">
            <text:p>45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base hp</text:p>
          </table:table-cell>
          <table:table-cell table:style-name="ce7" table:formula="of:=(1.1^[.C$1])*20" office:value-type="float" office:value="20" calcext:value-type="float">
            <text:p>20</text:p>
          </table:table-cell>
          <table:table-cell table:style-name="ce7" table:formula="of:=(1.1^[.D$1])*20" office:value-type="float" office:value="32.2102" calcext:value-type="float">
            <text:p>32</text:p>
          </table:table-cell>
          <table:table-cell table:style-name="ce7" table:formula="of:=(1.1^[.E$1])*20" office:value-type="float" office:value="51.874849202" calcext:value-type="float">
            <text:p>52</text:p>
          </table:table-cell>
          <table:table-cell table:style-name="ce7" table:formula="of:=(1.1^[.F$1])*20" office:value-type="float" office:value="83.5449633883131" calcext:value-type="float">
            <text:p>84</text:p>
          </table:table-cell>
          <table:table-cell table:style-name="ce7" table:formula="of:=(1.1^[.G$1])*20" office:value-type="float" office:value="134.549998986512" calcext:value-type="float">
            <text:p>135</text:p>
          </table:table-cell>
          <table:table-cell table:style-name="ce7" table:formula="of:=(1.1^[.H$1])*20" office:value-type="float" office:value="216.694118867768" calcext:value-type="float">
            <text:p>217</text:p>
          </table:table-cell>
          <table:table-cell table:style-name="ce7" table:formula="of:=(1.1^[.I$1])*20" office:value-type="float" office:value="348.988045377729" calcext:value-type="float">
            <text:p>349</text:p>
          </table:table-cell>
          <table:table-cell table:style-name="ce7" table:formula="of:=(1.1^[.J$1])*20" office:value-type="float" office:value="562.048736961287" calcext:value-type="float">
            <text:p>562</text:p>
          </table:table-cell>
          <table:table-cell table:style-name="ce7" table:formula="of:=(1.1^[.K$1])*20" office:value-type="float" office:value="905.185111363522" calcext:value-type="float">
            <text:p>905</text:p>
          </table:table-cell>
          <table:table-cell table:style-name="ce7" table:formula="of:=(1.1^[.L$1])*20" office:value-type="float" office:value="1457.80967370207" calcext:value-type="float">
            <text:p>1,458</text:p>
          </table:table-cell>
          <table:table-cell table:style-name="ce1" table:number-columns-repeated="995"/>
        </table:table-row>
        <table:table-row table:style-name="ro1">
          <table:table-cell table:style-name="ce2" table:number-columns-repeated="2"/>
          <table:table-cell table:style-name="ce8" office:value-type="string" calcext:value-type="string" table:number-columns-spanned="10" table:number-rows-spanned="1">
            <text:p>hp/enemy type</text:p>
          </table:table-cell>
          <table:covered-table-cell table:number-columns-repeated="4" table:style-name="ce11"/>
          <table:covered-table-cell table:style-name="ce8"/>
          <table:covered-table-cell table:number-columns-repeated="4" table:style-name="ce11"/>
          <table:table-cell table:style-name="ce2" table:number-columns-repeated="995"/>
        </table:table-row>
        <table:table-row table:style-name="ro1">
          <table:table-cell table:style-name="ce3" office:value-type="string" calcext:value-type="string">
            <office:annotation draw:style-name="gr1" draw:text-style-name="P2" svg:width="1.1413in" svg:height="0.7083in" svg:x="0.5181in" svg:y="0in" draw:caption-point-x="-0.2402in" draw:caption-point-y="0.537in">
              <dc:date>2020-05-10T00:00:00</dc:date>
              <text:p text:style-name="P1">Lvl = X (north) / 100 (min=1)</text:p>
            </office:annotation>
            <text:p>lvl</text:p>
          </table:table-cell>
          <table:table-cell table:style-name="ce3" office:value-type="string" calcext:value-type="string">
            <text:p>lvl hp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(1.1^[.$A5])*10" office:value-type="float" office:value="11" calcext:value-type="float">
            <text:p>11</text:p>
          </table:table-cell>
          <table:table-cell table:formula="of:=IF([.$A5]&gt;=[.C$1];[.C$2]+[.$B5];0)" office:value-type="float" office:value="31" calcext:value-type="float">
            <text:p>31</text:p>
          </table:table-cell>
          <table:table-cell table:style-name="ce10" table:formula="of:=IF([.$A5]&gt;=[.D$1];[.D$2]+[.$B5];0)" office:value-type="float" office:value="0" calcext:value-type="float">
            <text:p>0</text:p>
          </table:table-cell>
          <table:table-cell table:style-name="ce10" table:formula="of:=IF([.$A5]&gt;=[.E$1];[.E$2]+[.$B5];0)" office:value-type="float" office:value="0" calcext:value-type="float">
            <text:p>0</text:p>
          </table:table-cell>
          <table:table-cell table:style-name="ce10" table:formula="of:=IF([.$A5]&gt;=[.F$1];[.F$2]+[.$B5];0)" office:value-type="float" office:value="0" calcext:value-type="float">
            <text:p>0</text:p>
          </table:table-cell>
          <table:table-cell table:style-name="ce10" table:formula="of:=IF([.$A5]&gt;=[.G$1];[.G$2]+[.$B5];0)" office:value-type="float" office:value="0" calcext:value-type="float">
            <text:p>0</text:p>
          </table:table-cell>
          <table:table-cell table:formula="of:=IF([.$A5]&gt;=[.H$1];[.H$2]+[.$B5];0)" office:value-type="float" office:value="0" calcext:value-type="float">
            <text:p>0</text:p>
          </table:table-cell>
          <table:table-cell table:style-name="ce10" table:formula="of:=IF([.$A5]&gt;=[.I$1];[.I$2]+[.$B5];0)" office:value-type="float" office:value="0" calcext:value-type="float">
            <text:p>0</text:p>
          </table:table-cell>
          <table:table-cell table:style-name="ce10" table:formula="of:=IF([.$A5]&gt;=[.J$1];[.J$2]+[.$B5];0)" office:value-type="float" office:value="0" calcext:value-type="float">
            <text:p>0</text:p>
          </table:table-cell>
          <table:table-cell table:style-name="ce10" table:formula="of:=IF([.$A5]&gt;=[.K$1];[.K$2]+[.$B5];0)" office:value-type="float" office:value="0" calcext:value-type="float">
            <text:p>0</text:p>
          </table:table-cell>
          <table:table-cell table:style-name="ce10" table:formula="of:=IF([.$A5]&gt;=[.L$1];[.L$2]+[.$B5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(1.1^[.$A6])*10" office:value-type="float" office:value="12.1" calcext:value-type="float">
            <text:p>12</text:p>
          </table:table-cell>
          <table:table-cell table:formula="of:=IF([.$A6]&gt;=[.C$1];[.C$2]+[.$B6];0)" office:value-type="float" office:value="32.1" calcext:value-type="float">
            <text:p>32</text:p>
          </table:table-cell>
          <table:table-cell table:style-name="ce10" table:formula="of:=IF([.$A6]&gt;=[.D$1];[.D$2]+[.$B6];0)" office:value-type="float" office:value="0" calcext:value-type="float">
            <text:p>0</text:p>
          </table:table-cell>
          <table:table-cell table:style-name="ce10" table:formula="of:=IF([.$A6]&gt;=[.E$1];[.E$2]+[.$B6];0)" office:value-type="float" office:value="0" calcext:value-type="float">
            <text:p>0</text:p>
          </table:table-cell>
          <table:table-cell table:style-name="ce10" table:formula="of:=IF([.$A6]&gt;=[.F$1];[.F$2]+[.$B6];0)" office:value-type="float" office:value="0" calcext:value-type="float">
            <text:p>0</text:p>
          </table:table-cell>
          <table:table-cell table:style-name="ce10" table:formula="of:=IF([.$A6]&gt;=[.G$1];[.G$2]+[.$B6];0)" office:value-type="float" office:value="0" calcext:value-type="float">
            <text:p>0</text:p>
          </table:table-cell>
          <table:table-cell table:formula="of:=IF([.$A6]&gt;=[.H$1];[.H$2]+[.$B6];0)" office:value-type="float" office:value="0" calcext:value-type="float">
            <text:p>0</text:p>
          </table:table-cell>
          <table:table-cell table:style-name="ce10" table:formula="of:=IF([.$A6]&gt;=[.I$1];[.I$2]+[.$B6];0)" office:value-type="float" office:value="0" calcext:value-type="float">
            <text:p>0</text:p>
          </table:table-cell>
          <table:table-cell table:style-name="ce10" table:formula="of:=IF([.$A6]&gt;=[.J$1];[.J$2]+[.$B6];0)" office:value-type="float" office:value="0" calcext:value-type="float">
            <text:p>0</text:p>
          </table:table-cell>
          <table:table-cell table:style-name="ce10" table:formula="of:=IF([.$A6]&gt;=[.K$1];[.K$2]+[.$B6];0)" office:value-type="float" office:value="0" calcext:value-type="float">
            <text:p>0</text:p>
          </table:table-cell>
          <table:table-cell table:style-name="ce10" table:formula="of:=IF([.$A6]&gt;=[.L$1];[.L$2]+[.$B6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(1.1^[.$A7])*10" office:value-type="float" office:value="13.31" calcext:value-type="float">
            <text:p>13</text:p>
          </table:table-cell>
          <table:table-cell table:formula="of:=IF([.$A7]&gt;=[.C$1];[.C$2]+[.$B7];0)" office:value-type="float" office:value="33.31" calcext:value-type="float">
            <text:p>33</text:p>
          </table:table-cell>
          <table:table-cell table:style-name="ce10" table:formula="of:=IF([.$A7]&gt;=[.D$1];[.D$2]+[.$B7];0)" office:value-type="float" office:value="0" calcext:value-type="float">
            <text:p>0</text:p>
          </table:table-cell>
          <table:table-cell table:style-name="ce10" table:formula="of:=IF([.$A7]&gt;=[.E$1];[.E$2]+[.$B7];0)" office:value-type="float" office:value="0" calcext:value-type="float">
            <text:p>0</text:p>
          </table:table-cell>
          <table:table-cell table:style-name="ce10" table:formula="of:=IF([.$A7]&gt;=[.F$1];[.F$2]+[.$B7];0)" office:value-type="float" office:value="0" calcext:value-type="float">
            <text:p>0</text:p>
          </table:table-cell>
          <table:table-cell table:style-name="ce10" table:formula="of:=IF([.$A7]&gt;=[.G$1];[.G$2]+[.$B7];0)" office:value-type="float" office:value="0" calcext:value-type="float">
            <text:p>0</text:p>
          </table:table-cell>
          <table:table-cell table:formula="of:=IF([.$A7]&gt;=[.H$1];[.H$2]+[.$B7];0)" office:value-type="float" office:value="0" calcext:value-type="float">
            <text:p>0</text:p>
          </table:table-cell>
          <table:table-cell table:style-name="ce10" table:formula="of:=IF([.$A7]&gt;=[.I$1];[.I$2]+[.$B7];0)" office:value-type="float" office:value="0" calcext:value-type="float">
            <text:p>0</text:p>
          </table:table-cell>
          <table:table-cell table:style-name="ce10" table:formula="of:=IF([.$A7]&gt;=[.J$1];[.J$2]+[.$B7];0)" office:value-type="float" office:value="0" calcext:value-type="float">
            <text:p>0</text:p>
          </table:table-cell>
          <table:table-cell table:style-name="ce10" table:formula="of:=IF([.$A7]&gt;=[.K$1];[.K$2]+[.$B7];0)" office:value-type="float" office:value="0" calcext:value-type="float">
            <text:p>0</text:p>
          </table:table-cell>
          <table:table-cell table:style-name="ce10" table:formula="of:=IF([.$A7]&gt;=[.L$1];[.L$2]+[.$B7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(1.1^[.$A8])*10" office:value-type="float" office:value="14.641" calcext:value-type="float">
            <text:p>15</text:p>
          </table:table-cell>
          <table:table-cell table:formula="of:=IF([.$A8]&gt;=[.C$1];[.C$2]+[.$B8];0)" office:value-type="float" office:value="34.641" calcext:value-type="float">
            <text:p>35</text:p>
          </table:table-cell>
          <table:table-cell table:style-name="ce10" table:formula="of:=IF([.$A8]&gt;=[.D$1];[.D$2]+[.$B8];0)" office:value-type="float" office:value="0" calcext:value-type="float">
            <text:p>0</text:p>
          </table:table-cell>
          <table:table-cell table:style-name="ce10" table:formula="of:=IF([.$A8]&gt;=[.E$1];[.E$2]+[.$B8];0)" office:value-type="float" office:value="0" calcext:value-type="float">
            <text:p>0</text:p>
          </table:table-cell>
          <table:table-cell table:style-name="ce10" table:formula="of:=IF([.$A8]&gt;=[.F$1];[.F$2]+[.$B8];0)" office:value-type="float" office:value="0" calcext:value-type="float">
            <text:p>0</text:p>
          </table:table-cell>
          <table:table-cell table:style-name="ce10" table:formula="of:=IF([.$A8]&gt;=[.G$1];[.G$2]+[.$B8];0)" office:value-type="float" office:value="0" calcext:value-type="float">
            <text:p>0</text:p>
          </table:table-cell>
          <table:table-cell table:formula="of:=IF([.$A8]&gt;=[.H$1];[.H$2]+[.$B8];0)" office:value-type="float" office:value="0" calcext:value-type="float">
            <text:p>0</text:p>
          </table:table-cell>
          <table:table-cell table:style-name="ce10" table:formula="of:=IF([.$A8]&gt;=[.I$1];[.I$2]+[.$B8];0)" office:value-type="float" office:value="0" calcext:value-type="float">
            <text:p>0</text:p>
          </table:table-cell>
          <table:table-cell table:style-name="ce10" table:formula="of:=IF([.$A8]&gt;=[.J$1];[.J$2]+[.$B8];0)" office:value-type="float" office:value="0" calcext:value-type="float">
            <text:p>0</text:p>
          </table:table-cell>
          <table:table-cell table:style-name="ce10" table:formula="of:=IF([.$A8]&gt;=[.K$1];[.K$2]+[.$B8];0)" office:value-type="float" office:value="0" calcext:value-type="float">
            <text:p>0</text:p>
          </table:table-cell>
          <table:table-cell table:style-name="ce10" table:formula="of:=IF([.$A8]&gt;=[.L$1];[.L$2]+[.$B8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(1.1^[.$A9])*10" office:value-type="float" office:value="16.1051" calcext:value-type="float">
            <text:p>16</text:p>
          </table:table-cell>
          <table:table-cell table:formula="of:=IF([.$A9]&gt;=[.C$1];[.C$2]+[.$B9];0)" office:value-type="float" office:value="36.1051" calcext:value-type="float">
            <text:p>36</text:p>
          </table:table-cell>
          <table:table-cell table:style-name="ce10" table:formula="of:=IF([.$A9]&gt;=[.D$1];[.D$2]+[.$B9];0)" office:value-type="float" office:value="48.3153" calcext:value-type="float">
            <text:p>48</text:p>
          </table:table-cell>
          <table:table-cell table:style-name="ce10" table:formula="of:=IF([.$A9]&gt;=[.E$1];[.E$2]+[.$B9];0)" office:value-type="float" office:value="0" calcext:value-type="float">
            <text:p>0</text:p>
          </table:table-cell>
          <table:table-cell table:style-name="ce10" table:formula="of:=IF([.$A9]&gt;=[.F$1];[.F$2]+[.$B9];0)" office:value-type="float" office:value="0" calcext:value-type="float">
            <text:p>0</text:p>
          </table:table-cell>
          <table:table-cell table:style-name="ce10" table:formula="of:=IF([.$A9]&gt;=[.G$1];[.G$2]+[.$B9];0)" office:value-type="float" office:value="0" calcext:value-type="float">
            <text:p>0</text:p>
          </table:table-cell>
          <table:table-cell table:formula="of:=IF([.$A9]&gt;=[.H$1];[.H$2]+[.$B9];0)" office:value-type="float" office:value="0" calcext:value-type="float">
            <text:p>0</text:p>
          </table:table-cell>
          <table:table-cell table:style-name="ce10" table:formula="of:=IF([.$A9]&gt;=[.I$1];[.I$2]+[.$B9];0)" office:value-type="float" office:value="0" calcext:value-type="float">
            <text:p>0</text:p>
          </table:table-cell>
          <table:table-cell table:style-name="ce10" table:formula="of:=IF([.$A9]&gt;=[.J$1];[.J$2]+[.$B9];0)" office:value-type="float" office:value="0" calcext:value-type="float">
            <text:p>0</text:p>
          </table:table-cell>
          <table:table-cell table:style-name="ce10" table:formula="of:=IF([.$A9]&gt;=[.K$1];[.K$2]+[.$B9];0)" office:value-type="float" office:value="0" calcext:value-type="float">
            <text:p>0</text:p>
          </table:table-cell>
          <table:table-cell table:style-name="ce10" table:formula="of:=IF([.$A9]&gt;=[.L$1];[.L$2]+[.$B9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(1.1^[.$A10])*10" office:value-type="float" office:value="17.71561" calcext:value-type="float">
            <text:p>18</text:p>
          </table:table-cell>
          <table:table-cell table:formula="of:=IF([.$A10]&gt;=[.C$1];[.C$2]+[.$B10];0)" office:value-type="float" office:value="37.71561" calcext:value-type="float">
            <text:p>38</text:p>
          </table:table-cell>
          <table:table-cell table:style-name="ce10" table:formula="of:=IF([.$A10]&gt;=[.D$1];[.D$2]+[.$B10];0)" office:value-type="float" office:value="49.92581" calcext:value-type="float">
            <text:p>50</text:p>
          </table:table-cell>
          <table:table-cell table:style-name="ce10" table:formula="of:=IF([.$A10]&gt;=[.E$1];[.E$2]+[.$B10];0)" office:value-type="float" office:value="0" calcext:value-type="float">
            <text:p>0</text:p>
          </table:table-cell>
          <table:table-cell table:style-name="ce10" table:formula="of:=IF([.$A10]&gt;=[.F$1];[.F$2]+[.$B10];0)" office:value-type="float" office:value="0" calcext:value-type="float">
            <text:p>0</text:p>
          </table:table-cell>
          <table:table-cell table:style-name="ce10" table:formula="of:=IF([.$A10]&gt;=[.G$1];[.G$2]+[.$B10];0)" office:value-type="float" office:value="0" calcext:value-type="float">
            <text:p>0</text:p>
          </table:table-cell>
          <table:table-cell table:formula="of:=IF([.$A10]&gt;=[.H$1];[.H$2]+[.$B10];0)" office:value-type="float" office:value="0" calcext:value-type="float">
            <text:p>0</text:p>
          </table:table-cell>
          <table:table-cell table:style-name="ce10" table:formula="of:=IF([.$A10]&gt;=[.I$1];[.I$2]+[.$B10];0)" office:value-type="float" office:value="0" calcext:value-type="float">
            <text:p>0</text:p>
          </table:table-cell>
          <table:table-cell table:style-name="ce10" table:formula="of:=IF([.$A10]&gt;=[.J$1];[.J$2]+[.$B10];0)" office:value-type="float" office:value="0" calcext:value-type="float">
            <text:p>0</text:p>
          </table:table-cell>
          <table:table-cell table:style-name="ce10" table:formula="of:=IF([.$A10]&gt;=[.K$1];[.K$2]+[.$B10];0)" office:value-type="float" office:value="0" calcext:value-type="float">
            <text:p>0</text:p>
          </table:table-cell>
          <table:table-cell table:style-name="ce10" table:formula="of:=IF([.$A10]&gt;=[.L$1];[.L$2]+[.$B10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(1.1^[.$A11])*10" office:value-type="float" office:value="19.487171" calcext:value-type="float">
            <text:p>19</text:p>
          </table:table-cell>
          <table:table-cell table:formula="of:=IF([.$A11]&gt;=[.C$1];[.C$2]+[.$B11];0)" office:value-type="float" office:value="39.487171" calcext:value-type="float">
            <text:p>39</text:p>
          </table:table-cell>
          <table:table-cell table:style-name="ce10" table:formula="of:=IF([.$A11]&gt;=[.D$1];[.D$2]+[.$B11];0)" office:value-type="float" office:value="51.697371" calcext:value-type="float">
            <text:p>52</text:p>
          </table:table-cell>
          <table:table-cell table:style-name="ce10" table:formula="of:=IF([.$A11]&gt;=[.E$1];[.E$2]+[.$B11];0)" office:value-type="float" office:value="0" calcext:value-type="float">
            <text:p>0</text:p>
          </table:table-cell>
          <table:table-cell table:style-name="ce10" table:formula="of:=IF([.$A11]&gt;=[.F$1];[.F$2]+[.$B11];0)" office:value-type="float" office:value="0" calcext:value-type="float">
            <text:p>0</text:p>
          </table:table-cell>
          <table:table-cell table:style-name="ce10" table:formula="of:=IF([.$A11]&gt;=[.G$1];[.G$2]+[.$B11];0)" office:value-type="float" office:value="0" calcext:value-type="float">
            <text:p>0</text:p>
          </table:table-cell>
          <table:table-cell table:formula="of:=IF([.$A11]&gt;=[.H$1];[.H$2]+[.$B11];0)" office:value-type="float" office:value="0" calcext:value-type="float">
            <text:p>0</text:p>
          </table:table-cell>
          <table:table-cell table:style-name="ce10" table:formula="of:=IF([.$A11]&gt;=[.I$1];[.I$2]+[.$B11];0)" office:value-type="float" office:value="0" calcext:value-type="float">
            <text:p>0</text:p>
          </table:table-cell>
          <table:table-cell table:style-name="ce10" table:formula="of:=IF([.$A11]&gt;=[.J$1];[.J$2]+[.$B11];0)" office:value-type="float" office:value="0" calcext:value-type="float">
            <text:p>0</text:p>
          </table:table-cell>
          <table:table-cell table:style-name="ce10" table:formula="of:=IF([.$A11]&gt;=[.K$1];[.K$2]+[.$B11];0)" office:value-type="float" office:value="0" calcext:value-type="float">
            <text:p>0</text:p>
          </table:table-cell>
          <table:table-cell table:style-name="ce10" table:formula="of:=IF([.$A11]&gt;=[.L$1];[.L$2]+[.$B11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(1.1^[.$A12])*10" office:value-type="float" office:value="21.4358881" calcext:value-type="float">
            <text:p>21</text:p>
          </table:table-cell>
          <table:table-cell table:formula="of:=IF([.$A12]&gt;=[.C$1];[.C$2]+[.$B12];0)" office:value-type="float" office:value="41.4358881" calcext:value-type="float">
            <text:p>41</text:p>
          </table:table-cell>
          <table:table-cell table:style-name="ce10" table:formula="of:=IF([.$A12]&gt;=[.D$1];[.D$2]+[.$B12];0)" office:value-type="float" office:value="53.6460881" calcext:value-type="float">
            <text:p>54</text:p>
          </table:table-cell>
          <table:table-cell table:style-name="ce10" table:formula="of:=IF([.$A12]&gt;=[.E$1];[.E$2]+[.$B12];0)" office:value-type="float" office:value="0" calcext:value-type="float">
            <text:p>0</text:p>
          </table:table-cell>
          <table:table-cell table:style-name="ce10" table:formula="of:=IF([.$A12]&gt;=[.F$1];[.F$2]+[.$B12];0)" office:value-type="float" office:value="0" calcext:value-type="float">
            <text:p>0</text:p>
          </table:table-cell>
          <table:table-cell table:style-name="ce10" table:formula="of:=IF([.$A12]&gt;=[.G$1];[.G$2]+[.$B12];0)" office:value-type="float" office:value="0" calcext:value-type="float">
            <text:p>0</text:p>
          </table:table-cell>
          <table:table-cell table:formula="of:=IF([.$A12]&gt;=[.H$1];[.H$2]+[.$B12];0)" office:value-type="float" office:value="0" calcext:value-type="float">
            <text:p>0</text:p>
          </table:table-cell>
          <table:table-cell table:style-name="ce10" table:formula="of:=IF([.$A12]&gt;=[.I$1];[.I$2]+[.$B12];0)" office:value-type="float" office:value="0" calcext:value-type="float">
            <text:p>0</text:p>
          </table:table-cell>
          <table:table-cell table:style-name="ce10" table:formula="of:=IF([.$A12]&gt;=[.J$1];[.J$2]+[.$B12];0)" office:value-type="float" office:value="0" calcext:value-type="float">
            <text:p>0</text:p>
          </table:table-cell>
          <table:table-cell table:style-name="ce10" table:formula="of:=IF([.$A12]&gt;=[.K$1];[.K$2]+[.$B12];0)" office:value-type="float" office:value="0" calcext:value-type="float">
            <text:p>0</text:p>
          </table:table-cell>
          <table:table-cell table:style-name="ce10" table:formula="of:=IF([.$A12]&gt;=[.L$1];[.L$2]+[.$B12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(1.1^[.$A13])*10" office:value-type="float" office:value="23.57947691" calcext:value-type="float">
            <text:p>24</text:p>
          </table:table-cell>
          <table:table-cell table:formula="of:=IF([.$A13]&gt;=[.C$1];[.C$2]+[.$B13];0)" office:value-type="float" office:value="43.57947691" calcext:value-type="float">
            <text:p>44</text:p>
          </table:table-cell>
          <table:table-cell table:style-name="ce10" table:formula="of:=IF([.$A13]&gt;=[.D$1];[.D$2]+[.$B13];0)" office:value-type="float" office:value="55.78967691" calcext:value-type="float">
            <text:p>56</text:p>
          </table:table-cell>
          <table:table-cell table:style-name="ce10" table:formula="of:=IF([.$A13]&gt;=[.E$1];[.E$2]+[.$B13];0)" office:value-type="float" office:value="0" calcext:value-type="float">
            <text:p>0</text:p>
          </table:table-cell>
          <table:table-cell table:style-name="ce10" table:formula="of:=IF([.$A13]&gt;=[.F$1];[.F$2]+[.$B13];0)" office:value-type="float" office:value="0" calcext:value-type="float">
            <text:p>0</text:p>
          </table:table-cell>
          <table:table-cell table:style-name="ce10" table:formula="of:=IF([.$A13]&gt;=[.G$1];[.G$2]+[.$B13];0)" office:value-type="float" office:value="0" calcext:value-type="float">
            <text:p>0</text:p>
          </table:table-cell>
          <table:table-cell table:formula="of:=IF([.$A13]&gt;=[.H$1];[.H$2]+[.$B13];0)" office:value-type="float" office:value="0" calcext:value-type="float">
            <text:p>0</text:p>
          </table:table-cell>
          <table:table-cell table:style-name="ce10" table:formula="of:=IF([.$A13]&gt;=[.I$1];[.I$2]+[.$B13];0)" office:value-type="float" office:value="0" calcext:value-type="float">
            <text:p>0</text:p>
          </table:table-cell>
          <table:table-cell table:style-name="ce10" table:formula="of:=IF([.$A13]&gt;=[.J$1];[.J$2]+[.$B13];0)" office:value-type="float" office:value="0" calcext:value-type="float">
            <text:p>0</text:p>
          </table:table-cell>
          <table:table-cell table:style-name="ce10" table:formula="of:=IF([.$A13]&gt;=[.K$1];[.K$2]+[.$B13];0)" office:value-type="float" office:value="0" calcext:value-type="float">
            <text:p>0</text:p>
          </table:table-cell>
          <table:table-cell table:style-name="ce10" table:formula="of:=IF([.$A13]&gt;=[.L$1];[.L$2]+[.$B13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(1.1^[.$A14])*10" office:value-type="float" office:value="25.937424601" calcext:value-type="float">
            <text:p>26</text:p>
          </table:table-cell>
          <table:table-cell table:formula="of:=IF([.$A14]&gt;=[.C$1];[.C$2]+[.$B14];0)" office:value-type="float" office:value="45.937424601" calcext:value-type="float">
            <text:p>46</text:p>
          </table:table-cell>
          <table:table-cell table:style-name="ce10" table:formula="of:=IF([.$A14]&gt;=[.D$1];[.D$2]+[.$B14];0)" office:value-type="float" office:value="58.147624601" calcext:value-type="float">
            <text:p>58</text:p>
          </table:table-cell>
          <table:table-cell table:style-name="ce10" table:formula="of:=IF([.$A14]&gt;=[.E$1];[.E$2]+[.$B14];0)" office:value-type="float" office:value="77.8122738030001" calcext:value-type="float">
            <text:p>78</text:p>
          </table:table-cell>
          <table:table-cell table:style-name="ce10" table:formula="of:=IF([.$A14]&gt;=[.F$1];[.F$2]+[.$B14];0)" office:value-type="float" office:value="0" calcext:value-type="float">
            <text:p>0</text:p>
          </table:table-cell>
          <table:table-cell table:style-name="ce10" table:formula="of:=IF([.$A14]&gt;=[.G$1];[.G$2]+[.$B14];0)" office:value-type="float" office:value="0" calcext:value-type="float">
            <text:p>0</text:p>
          </table:table-cell>
          <table:table-cell table:formula="of:=IF([.$A14]&gt;=[.H$1];[.H$2]+[.$B14];0)" office:value-type="float" office:value="0" calcext:value-type="float">
            <text:p>0</text:p>
          </table:table-cell>
          <table:table-cell table:style-name="ce10" table:formula="of:=IF([.$A14]&gt;=[.I$1];[.I$2]+[.$B14];0)" office:value-type="float" office:value="0" calcext:value-type="float">
            <text:p>0</text:p>
          </table:table-cell>
          <table:table-cell table:style-name="ce10" table:formula="of:=IF([.$A14]&gt;=[.J$1];[.J$2]+[.$B14];0)" office:value-type="float" office:value="0" calcext:value-type="float">
            <text:p>0</text:p>
          </table:table-cell>
          <table:table-cell table:style-name="ce10" table:formula="of:=IF([.$A14]&gt;=[.K$1];[.K$2]+[.$B14];0)" office:value-type="float" office:value="0" calcext:value-type="float">
            <text:p>0</text:p>
          </table:table-cell>
          <table:table-cell table:style-name="ce10" table:formula="of:=IF([.$A14]&gt;=[.L$1];[.L$2]+[.$B14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(1.1^[.$A15])*10" office:value-type="float" office:value="28.5311670611" calcext:value-type="float">
            <text:p>29</text:p>
          </table:table-cell>
          <table:table-cell table:formula="of:=IF([.$A15]&gt;=[.C$1];[.C$2]+[.$B15];0)" office:value-type="float" office:value="48.5311670611" calcext:value-type="float">
            <text:p>49</text:p>
          </table:table-cell>
          <table:table-cell table:style-name="ce10" table:formula="of:=IF([.$A15]&gt;=[.D$1];[.D$2]+[.$B15];0)" office:value-type="float" office:value="60.7413670611" calcext:value-type="float">
            <text:p>61</text:p>
          </table:table-cell>
          <table:table-cell table:style-name="ce10" table:formula="of:=IF([.$A15]&gt;=[.E$1];[.E$2]+[.$B15];0)" office:value-type="float" office:value="80.4060162631001" calcext:value-type="float">
            <text:p>80</text:p>
          </table:table-cell>
          <table:table-cell table:style-name="ce10" table:formula="of:=IF([.$A15]&gt;=[.F$1];[.F$2]+[.$B15];0)" office:value-type="float" office:value="0" calcext:value-type="float">
            <text:p>0</text:p>
          </table:table-cell>
          <table:table-cell table:style-name="ce10" table:formula="of:=IF([.$A15]&gt;=[.G$1];[.G$2]+[.$B15];0)" office:value-type="float" office:value="0" calcext:value-type="float">
            <text:p>0</text:p>
          </table:table-cell>
          <table:table-cell table:formula="of:=IF([.$A15]&gt;=[.H$1];[.H$2]+[.$B15];0)" office:value-type="float" office:value="0" calcext:value-type="float">
            <text:p>0</text:p>
          </table:table-cell>
          <table:table-cell table:style-name="ce10" table:formula="of:=IF([.$A15]&gt;=[.I$1];[.I$2]+[.$B15];0)" office:value-type="float" office:value="0" calcext:value-type="float">
            <text:p>0</text:p>
          </table:table-cell>
          <table:table-cell table:style-name="ce10" table:formula="of:=IF([.$A15]&gt;=[.J$1];[.J$2]+[.$B15];0)" office:value-type="float" office:value="0" calcext:value-type="float">
            <text:p>0</text:p>
          </table:table-cell>
          <table:table-cell table:style-name="ce10" table:formula="of:=IF([.$A15]&gt;=[.K$1];[.K$2]+[.$B15];0)" office:value-type="float" office:value="0" calcext:value-type="float">
            <text:p>0</text:p>
          </table:table-cell>
          <table:table-cell table:style-name="ce10" table:formula="of:=IF([.$A15]&gt;=[.L$1];[.L$2]+[.$B15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(1.1^[.$A16])*10" office:value-type="float" office:value="31.38428376721" calcext:value-type="float">
            <text:p>31</text:p>
          </table:table-cell>
          <table:table-cell table:formula="of:=IF([.$A16]&gt;=[.C$1];[.C$2]+[.$B16];0)" office:value-type="float" office:value="51.38428376721" calcext:value-type="float">
            <text:p>51</text:p>
          </table:table-cell>
          <table:table-cell table:style-name="ce10" table:formula="of:=IF([.$A16]&gt;=[.D$1];[.D$2]+[.$B16];0)" office:value-type="float" office:value="63.59448376721" calcext:value-type="float">
            <text:p>64</text:p>
          </table:table-cell>
          <table:table-cell table:style-name="ce10" table:formula="of:=IF([.$A16]&gt;=[.E$1];[.E$2]+[.$B16];0)" office:value-type="float" office:value="83.2591329692101" calcext:value-type="float">
            <text:p>83</text:p>
          </table:table-cell>
          <table:table-cell table:style-name="ce10" table:formula="of:=IF([.$A16]&gt;=[.F$1];[.F$2]+[.$B16];0)" office:value-type="float" office:value="0" calcext:value-type="float">
            <text:p>0</text:p>
          </table:table-cell>
          <table:table-cell table:style-name="ce10" table:formula="of:=IF([.$A16]&gt;=[.G$1];[.G$2]+[.$B16];0)" office:value-type="float" office:value="0" calcext:value-type="float">
            <text:p>0</text:p>
          </table:table-cell>
          <table:table-cell table:formula="of:=IF([.$A16]&gt;=[.H$1];[.H$2]+[.$B16];0)" office:value-type="float" office:value="0" calcext:value-type="float">
            <text:p>0</text:p>
          </table:table-cell>
          <table:table-cell table:style-name="ce10" table:formula="of:=IF([.$A16]&gt;=[.I$1];[.I$2]+[.$B16];0)" office:value-type="float" office:value="0" calcext:value-type="float">
            <text:p>0</text:p>
          </table:table-cell>
          <table:table-cell table:style-name="ce10" table:formula="of:=IF([.$A16]&gt;=[.J$1];[.J$2]+[.$B16];0)" office:value-type="float" office:value="0" calcext:value-type="float">
            <text:p>0</text:p>
          </table:table-cell>
          <table:table-cell table:style-name="ce10" table:formula="of:=IF([.$A16]&gt;=[.K$1];[.K$2]+[.$B16];0)" office:value-type="float" office:value="0" calcext:value-type="float">
            <text:p>0</text:p>
          </table:table-cell>
          <table:table-cell table:style-name="ce10" table:formula="of:=IF([.$A16]&gt;=[.L$1];[.L$2]+[.$B16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(1.1^[.$A17])*10" office:value-type="float" office:value="34.522712143931" calcext:value-type="float">
            <text:p>35</text:p>
          </table:table-cell>
          <table:table-cell table:formula="of:=IF([.$A17]&gt;=[.C$1];[.C$2]+[.$B17];0)" office:value-type="float" office:value="54.522712143931" calcext:value-type="float">
            <text:p>55</text:p>
          </table:table-cell>
          <table:table-cell table:style-name="ce10" table:formula="of:=IF([.$A17]&gt;=[.D$1];[.D$2]+[.$B17];0)" office:value-type="float" office:value="66.7329121439311" calcext:value-type="float">
            <text:p>67</text:p>
          </table:table-cell>
          <table:table-cell table:style-name="ce10" table:formula="of:=IF([.$A17]&gt;=[.E$1];[.E$2]+[.$B17];0)" office:value-type="float" office:value="86.3975613459311" calcext:value-type="float">
            <text:p>86</text:p>
          </table:table-cell>
          <table:table-cell table:style-name="ce10" table:formula="of:=IF([.$A17]&gt;=[.F$1];[.F$2]+[.$B17];0)" office:value-type="float" office:value="0" calcext:value-type="float">
            <text:p>0</text:p>
          </table:table-cell>
          <table:table-cell table:style-name="ce10" table:formula="of:=IF([.$A17]&gt;=[.G$1];[.G$2]+[.$B17];0)" office:value-type="float" office:value="0" calcext:value-type="float">
            <text:p>0</text:p>
          </table:table-cell>
          <table:table-cell table:formula="of:=IF([.$A17]&gt;=[.H$1];[.H$2]+[.$B17];0)" office:value-type="float" office:value="0" calcext:value-type="float">
            <text:p>0</text:p>
          </table:table-cell>
          <table:table-cell table:style-name="ce10" table:formula="of:=IF([.$A17]&gt;=[.I$1];[.I$2]+[.$B17];0)" office:value-type="float" office:value="0" calcext:value-type="float">
            <text:p>0</text:p>
          </table:table-cell>
          <table:table-cell table:style-name="ce10" table:formula="of:=IF([.$A17]&gt;=[.J$1];[.J$2]+[.$B17];0)" office:value-type="float" office:value="0" calcext:value-type="float">
            <text:p>0</text:p>
          </table:table-cell>
          <table:table-cell table:style-name="ce10" table:formula="of:=IF([.$A17]&gt;=[.K$1];[.K$2]+[.$B17];0)" office:value-type="float" office:value="0" calcext:value-type="float">
            <text:p>0</text:p>
          </table:table-cell>
          <table:table-cell table:style-name="ce10" table:formula="of:=IF([.$A17]&gt;=[.L$1];[.L$2]+[.$B17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(1.1^[.$A18])*10" office:value-type="float" office:value="37.9749833583241" calcext:value-type="float">
            <text:p>38</text:p>
          </table:table-cell>
          <table:table-cell table:formula="of:=IF([.$A18]&gt;=[.C$1];[.C$2]+[.$B18];0)" office:value-type="float" office:value="57.9749833583241" calcext:value-type="float">
            <text:p>58</text:p>
          </table:table-cell>
          <table:table-cell table:style-name="ce10" table:formula="of:=IF([.$A18]&gt;=[.D$1];[.D$2]+[.$B18];0)" office:value-type="float" office:value="70.1851833583242" calcext:value-type="float">
            <text:p>70</text:p>
          </table:table-cell>
          <table:table-cell table:style-name="ce10" table:formula="of:=IF([.$A18]&gt;=[.E$1];[.E$2]+[.$B18];0)" office:value-type="float" office:value="89.8498325603242" calcext:value-type="float">
            <text:p>90</text:p>
          </table:table-cell>
          <table:table-cell table:style-name="ce10" table:formula="of:=IF([.$A18]&gt;=[.F$1];[.F$2]+[.$B18];0)" office:value-type="float" office:value="0" calcext:value-type="float">
            <text:p>0</text:p>
          </table:table-cell>
          <table:table-cell table:style-name="ce10" table:formula="of:=IF([.$A18]&gt;=[.G$1];[.G$2]+[.$B18];0)" office:value-type="float" office:value="0" calcext:value-type="float">
            <text:p>0</text:p>
          </table:table-cell>
          <table:table-cell table:formula="of:=IF([.$A18]&gt;=[.H$1];[.H$2]+[.$B18];0)" office:value-type="float" office:value="0" calcext:value-type="float">
            <text:p>0</text:p>
          </table:table-cell>
          <table:table-cell table:style-name="ce10" table:formula="of:=IF([.$A18]&gt;=[.I$1];[.I$2]+[.$B18];0)" office:value-type="float" office:value="0" calcext:value-type="float">
            <text:p>0</text:p>
          </table:table-cell>
          <table:table-cell table:style-name="ce10" table:formula="of:=IF([.$A18]&gt;=[.J$1];[.J$2]+[.$B18];0)" office:value-type="float" office:value="0" calcext:value-type="float">
            <text:p>0</text:p>
          </table:table-cell>
          <table:table-cell table:style-name="ce10" table:formula="of:=IF([.$A18]&gt;=[.K$1];[.K$2]+[.$B18];0)" office:value-type="float" office:value="0" calcext:value-type="float">
            <text:p>0</text:p>
          </table:table-cell>
          <table:table-cell table:style-name="ce10" table:formula="of:=IF([.$A18]&gt;=[.L$1];[.L$2]+[.$B18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(1.1^[.$A19])*10" office:value-type="float" office:value="41.7724816941566" calcext:value-type="float">
            <text:p>42</text:p>
          </table:table-cell>
          <table:table-cell table:formula="of:=IF([.$A19]&gt;=[.C$1];[.C$2]+[.$B19];0)" office:value-type="float" office:value="61.7724816941566" calcext:value-type="float">
            <text:p>62</text:p>
          </table:table-cell>
          <table:table-cell table:style-name="ce10" table:formula="of:=IF([.$A19]&gt;=[.D$1];[.D$2]+[.$B19];0)" office:value-type="float" office:value="73.9826816941566" calcext:value-type="float">
            <text:p>74</text:p>
          </table:table-cell>
          <table:table-cell table:style-name="ce10" table:formula="of:=IF([.$A19]&gt;=[.E$1];[.E$2]+[.$B19];0)" office:value-type="float" office:value="93.6473308961566" calcext:value-type="float">
            <text:p>94</text:p>
          </table:table-cell>
          <table:table-cell table:style-name="ce10" table:formula="of:=IF([.$A19]&gt;=[.F$1];[.F$2]+[.$B19];0)" office:value-type="float" office:value="125.31744508247" calcext:value-type="float">
            <text:p>125</text:p>
          </table:table-cell>
          <table:table-cell table:style-name="ce10" table:formula="of:=IF([.$A19]&gt;=[.G$1];[.G$2]+[.$B19];0)" office:value-type="float" office:value="0" calcext:value-type="float">
            <text:p>0</text:p>
          </table:table-cell>
          <table:table-cell table:formula="of:=IF([.$A19]&gt;=[.H$1];[.H$2]+[.$B19];0)" office:value-type="float" office:value="0" calcext:value-type="float">
            <text:p>0</text:p>
          </table:table-cell>
          <table:table-cell table:style-name="ce10" table:formula="of:=IF([.$A19]&gt;=[.I$1];[.I$2]+[.$B19];0)" office:value-type="float" office:value="0" calcext:value-type="float">
            <text:p>0</text:p>
          </table:table-cell>
          <table:table-cell table:style-name="ce10" table:formula="of:=IF([.$A19]&gt;=[.J$1];[.J$2]+[.$B19];0)" office:value-type="float" office:value="0" calcext:value-type="float">
            <text:p>0</text:p>
          </table:table-cell>
          <table:table-cell table:style-name="ce10" table:formula="of:=IF([.$A19]&gt;=[.K$1];[.K$2]+[.$B19];0)" office:value-type="float" office:value="0" calcext:value-type="float">
            <text:p>0</text:p>
          </table:table-cell>
          <table:table-cell table:style-name="ce10" table:formula="of:=IF([.$A19]&gt;=[.L$1];[.L$2]+[.$B19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(1.1^[.$A20])*10" office:value-type="float" office:value="45.9497298635722" calcext:value-type="float">
            <text:p>46</text:p>
          </table:table-cell>
          <table:table-cell table:formula="of:=IF([.$A20]&gt;=[.C$1];[.C$2]+[.$B20];0)" office:value-type="float" office:value="65.9497298635722" calcext:value-type="float">
            <text:p>66</text:p>
          </table:table-cell>
          <table:table-cell table:style-name="ce10" table:formula="of:=IF([.$A20]&gt;=[.D$1];[.D$2]+[.$B20];0)" office:value-type="float" office:value="78.1599298635722" calcext:value-type="float">
            <text:p>78</text:p>
          </table:table-cell>
          <table:table-cell table:style-name="ce10" table:formula="of:=IF([.$A20]&gt;=[.E$1];[.E$2]+[.$B20];0)" office:value-type="float" office:value="97.8245790655723" calcext:value-type="float">
            <text:p>98</text:p>
          </table:table-cell>
          <table:table-cell table:style-name="ce10" table:formula="of:=IF([.$A20]&gt;=[.F$1];[.F$2]+[.$B20];0)" office:value-type="float" office:value="129.494693251885" calcext:value-type="float">
            <text:p>129</text:p>
          </table:table-cell>
          <table:table-cell table:style-name="ce10" table:formula="of:=IF([.$A20]&gt;=[.G$1];[.G$2]+[.$B20];0)" office:value-type="float" office:value="0" calcext:value-type="float">
            <text:p>0</text:p>
          </table:table-cell>
          <table:table-cell table:formula="of:=IF([.$A20]&gt;=[.H$1];[.H$2]+[.$B20];0)" office:value-type="float" office:value="0" calcext:value-type="float">
            <text:p>0</text:p>
          </table:table-cell>
          <table:table-cell table:style-name="ce10" table:formula="of:=IF([.$A20]&gt;=[.I$1];[.I$2]+[.$B20];0)" office:value-type="float" office:value="0" calcext:value-type="float">
            <text:p>0</text:p>
          </table:table-cell>
          <table:table-cell table:style-name="ce10" table:formula="of:=IF([.$A20]&gt;=[.J$1];[.J$2]+[.$B20];0)" office:value-type="float" office:value="0" calcext:value-type="float">
            <text:p>0</text:p>
          </table:table-cell>
          <table:table-cell table:style-name="ce10" table:formula="of:=IF([.$A20]&gt;=[.K$1];[.K$2]+[.$B20];0)" office:value-type="float" office:value="0" calcext:value-type="float">
            <text:p>0</text:p>
          </table:table-cell>
          <table:table-cell table:style-name="ce10" table:formula="of:=IF([.$A20]&gt;=[.L$1];[.L$2]+[.$B20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(1.1^[.$A21])*10" office:value-type="float" office:value="50.5447028499295" calcext:value-type="float">
            <text:p>51</text:p>
          </table:table-cell>
          <table:table-cell table:formula="of:=IF([.$A21]&gt;=[.C$1];[.C$2]+[.$B21];0)" office:value-type="float" office:value="70.5447028499295" calcext:value-type="float">
            <text:p>71</text:p>
          </table:table-cell>
          <table:table-cell table:style-name="ce10" table:formula="of:=IF([.$A21]&gt;=[.D$1];[.D$2]+[.$B21];0)" office:value-type="float" office:value="82.7549028499295" calcext:value-type="float">
            <text:p>83</text:p>
          </table:table-cell>
          <table:table-cell table:style-name="ce10" table:formula="of:=IF([.$A21]&gt;=[.E$1];[.E$2]+[.$B21];0)" office:value-type="float" office:value="102.41955205193" calcext:value-type="float">
            <text:p>102</text:p>
          </table:table-cell>
          <table:table-cell table:style-name="ce10" table:formula="of:=IF([.$A21]&gt;=[.F$1];[.F$2]+[.$B21];0)" office:value-type="float" office:value="134.089666238243" calcext:value-type="float">
            <text:p>134</text:p>
          </table:table-cell>
          <table:table-cell table:style-name="ce10" table:formula="of:=IF([.$A21]&gt;=[.G$1];[.G$2]+[.$B21];0)" office:value-type="float" office:value="0" calcext:value-type="float">
            <text:p>0</text:p>
          </table:table-cell>
          <table:table-cell table:formula="of:=IF([.$A21]&gt;=[.H$1];[.H$2]+[.$B21];0)" office:value-type="float" office:value="0" calcext:value-type="float">
            <text:p>0</text:p>
          </table:table-cell>
          <table:table-cell table:style-name="ce10" table:formula="of:=IF([.$A21]&gt;=[.I$1];[.I$2]+[.$B21];0)" office:value-type="float" office:value="0" calcext:value-type="float">
            <text:p>0</text:p>
          </table:table-cell>
          <table:table-cell table:style-name="ce10" table:formula="of:=IF([.$A21]&gt;=[.J$1];[.J$2]+[.$B21];0)" office:value-type="float" office:value="0" calcext:value-type="float">
            <text:p>0</text:p>
          </table:table-cell>
          <table:table-cell table:style-name="ce10" table:formula="of:=IF([.$A21]&gt;=[.K$1];[.K$2]+[.$B21];0)" office:value-type="float" office:value="0" calcext:value-type="float">
            <text:p>0</text:p>
          </table:table-cell>
          <table:table-cell table:style-name="ce10" table:formula="of:=IF([.$A21]&gt;=[.L$1];[.L$2]+[.$B21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(1.1^[.$A22])*10" office:value-type="float" office:value="55.5991731349224" calcext:value-type="float">
            <text:p>56</text:p>
          </table:table-cell>
          <table:table-cell table:formula="of:=IF([.$A22]&gt;=[.C$1];[.C$2]+[.$B22];0)" office:value-type="float" office:value="75.5991731349224" calcext:value-type="float">
            <text:p>76</text:p>
          </table:table-cell>
          <table:table-cell table:style-name="ce10" table:formula="of:=IF([.$A22]&gt;=[.D$1];[.D$2]+[.$B22];0)" office:value-type="float" office:value="87.8093731349224" calcext:value-type="float">
            <text:p>88</text:p>
          </table:table-cell>
          <table:table-cell table:style-name="ce10" table:formula="of:=IF([.$A22]&gt;=[.E$1];[.E$2]+[.$B22];0)" office:value-type="float" office:value="107.474022336922" calcext:value-type="float">
            <text:p>107</text:p>
          </table:table-cell>
          <table:table-cell table:style-name="ce10" table:formula="of:=IF([.$A22]&gt;=[.F$1];[.F$2]+[.$B22];0)" office:value-type="float" office:value="139.144136523236" calcext:value-type="float">
            <text:p>139</text:p>
          </table:table-cell>
          <table:table-cell table:style-name="ce10" table:formula="of:=IF([.$A22]&gt;=[.G$1];[.G$2]+[.$B22];0)" office:value-type="float" office:value="0" calcext:value-type="float">
            <text:p>0</text:p>
          </table:table-cell>
          <table:table-cell table:formula="of:=IF([.$A22]&gt;=[.H$1];[.H$2]+[.$B22];0)" office:value-type="float" office:value="0" calcext:value-type="float">
            <text:p>0</text:p>
          </table:table-cell>
          <table:table-cell table:style-name="ce10" table:formula="of:=IF([.$A22]&gt;=[.I$1];[.I$2]+[.$B22];0)" office:value-type="float" office:value="0" calcext:value-type="float">
            <text:p>0</text:p>
          </table:table-cell>
          <table:table-cell table:style-name="ce10" table:formula="of:=IF([.$A22]&gt;=[.J$1];[.J$2]+[.$B22];0)" office:value-type="float" office:value="0" calcext:value-type="float">
            <text:p>0</text:p>
          </table:table-cell>
          <table:table-cell table:style-name="ce10" table:formula="of:=IF([.$A22]&gt;=[.K$1];[.K$2]+[.$B22];0)" office:value-type="float" office:value="0" calcext:value-type="float">
            <text:p>0</text:p>
          </table:table-cell>
          <table:table-cell table:style-name="ce10" table:formula="of:=IF([.$A22]&gt;=[.L$1];[.L$2]+[.$B22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(1.1^[.$A23])*10" office:value-type="float" office:value="61.1590904484146" calcext:value-type="float">
            <text:p>61</text:p>
          </table:table-cell>
          <table:table-cell table:formula="of:=IF([.$A23]&gt;=[.C$1];[.C$2]+[.$B23];0)" office:value-type="float" office:value="81.1590904484146" calcext:value-type="float">
            <text:p>81</text:p>
          </table:table-cell>
          <table:table-cell table:style-name="ce10" table:formula="of:=IF([.$A23]&gt;=[.D$1];[.D$2]+[.$B23];0)" office:value-type="float" office:value="93.3692904484147" calcext:value-type="float">
            <text:p>93</text:p>
          </table:table-cell>
          <table:table-cell table:style-name="ce10" table:formula="of:=IF([.$A23]&gt;=[.E$1];[.E$2]+[.$B23];0)" office:value-type="float" office:value="113.033939650415" calcext:value-type="float">
            <text:p>113</text:p>
          </table:table-cell>
          <table:table-cell table:style-name="ce10" table:formula="of:=IF([.$A23]&gt;=[.F$1];[.F$2]+[.$B23];0)" office:value-type="float" office:value="144.704053836728" calcext:value-type="float">
            <text:p>145</text:p>
          </table:table-cell>
          <table:table-cell table:style-name="ce10" table:formula="of:=IF([.$A23]&gt;=[.G$1];[.G$2]+[.$B23];0)" office:value-type="float" office:value="0" calcext:value-type="float">
            <text:p>0</text:p>
          </table:table-cell>
          <table:table-cell table:formula="of:=IF([.$A23]&gt;=[.H$1];[.H$2]+[.$B23];0)" office:value-type="float" office:value="0" calcext:value-type="float">
            <text:p>0</text:p>
          </table:table-cell>
          <table:table-cell table:style-name="ce10" table:formula="of:=IF([.$A23]&gt;=[.I$1];[.I$2]+[.$B23];0)" office:value-type="float" office:value="0" calcext:value-type="float">
            <text:p>0</text:p>
          </table:table-cell>
          <table:table-cell table:style-name="ce10" table:formula="of:=IF([.$A23]&gt;=[.J$1];[.J$2]+[.$B23];0)" office:value-type="float" office:value="0" calcext:value-type="float">
            <text:p>0</text:p>
          </table:table-cell>
          <table:table-cell table:style-name="ce10" table:formula="of:=IF([.$A23]&gt;=[.K$1];[.K$2]+[.$B23];0)" office:value-type="float" office:value="0" calcext:value-type="float">
            <text:p>0</text:p>
          </table:table-cell>
          <table:table-cell table:style-name="ce10" table:formula="of:=IF([.$A23]&gt;=[.L$1];[.L$2]+[.$B23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(1.1^[.$A24])*10" office:value-type="float" office:value="67.2749994932561" calcext:value-type="float">
            <text:p>67</text:p>
          </table:table-cell>
          <table:table-cell table:formula="of:=IF([.$A24]&gt;=[.C$1];[.C$2]+[.$B24];0)" office:value-type="float" office:value="87.2749994932561" calcext:value-type="float">
            <text:p>87</text:p>
          </table:table-cell>
          <table:table-cell table:style-name="ce10" table:formula="of:=IF([.$A24]&gt;=[.D$1];[.D$2]+[.$B24];0)" office:value-type="float" office:value="99.4851994932561" calcext:value-type="float">
            <text:p>99</text:p>
          </table:table-cell>
          <table:table-cell table:style-name="ce10" table:formula="of:=IF([.$A24]&gt;=[.E$1];[.E$2]+[.$B24];0)" office:value-type="float" office:value="119.149848695256" calcext:value-type="float">
            <text:p>119</text:p>
          </table:table-cell>
          <table:table-cell table:style-name="ce10" table:formula="of:=IF([.$A24]&gt;=[.F$1];[.F$2]+[.$B24];0)" office:value-type="float" office:value="150.819962881569" calcext:value-type="float">
            <text:p>151</text:p>
          </table:table-cell>
          <table:table-cell table:style-name="ce10" table:formula="of:=IF([.$A24]&gt;=[.G$1];[.G$2]+[.$B24];0)" office:value-type="float" office:value="201.824998479768" calcext:value-type="float">
            <text:p>202</text:p>
          </table:table-cell>
          <table:table-cell table:formula="of:=IF([.$A24]&gt;=[.H$1];[.H$2]+[.$B24];0)" office:value-type="float" office:value="0" calcext:value-type="float">
            <text:p>0</text:p>
          </table:table-cell>
          <table:table-cell table:style-name="ce10" table:formula="of:=IF([.$A24]&gt;=[.I$1];[.I$2]+[.$B24];0)" office:value-type="float" office:value="0" calcext:value-type="float">
            <text:p>0</text:p>
          </table:table-cell>
          <table:table-cell table:style-name="ce10" table:formula="of:=IF([.$A24]&gt;=[.J$1];[.J$2]+[.$B24];0)" office:value-type="float" office:value="0" calcext:value-type="float">
            <text:p>0</text:p>
          </table:table-cell>
          <table:table-cell table:style-name="ce10" table:formula="of:=IF([.$A24]&gt;=[.K$1];[.K$2]+[.$B24];0)" office:value-type="float" office:value="0" calcext:value-type="float">
            <text:p>0</text:p>
          </table:table-cell>
          <table:table-cell table:style-name="ce10" table:formula="of:=IF([.$A24]&gt;=[.L$1];[.L$2]+[.$B24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(1.1^[.$A25])*10" office:value-type="float" office:value="74.0024994425817" calcext:value-type="float">
            <text:p>74</text:p>
          </table:table-cell>
          <table:table-cell table:formula="of:=IF([.$A25]&gt;=[.C$1];[.C$2]+[.$B25];0)" office:value-type="float" office:value="94.0024994425817" calcext:value-type="float">
            <text:p>94</text:p>
          </table:table-cell>
          <table:table-cell table:style-name="ce10" table:formula="of:=IF([.$A25]&gt;=[.D$1];[.D$2]+[.$B25];0)" office:value-type="float" office:value="106.212699442582" calcext:value-type="float">
            <text:p>106</text:p>
          </table:table-cell>
          <table:table-cell table:style-name="ce10" table:formula="of:=IF([.$A25]&gt;=[.E$1];[.E$2]+[.$B25];0)" office:value-type="float" office:value="125.877348644582" calcext:value-type="float">
            <text:p>126</text:p>
          </table:table-cell>
          <table:table-cell table:style-name="ce10" table:formula="of:=IF([.$A25]&gt;=[.F$1];[.F$2]+[.$B25];0)" office:value-type="float" office:value="157.547462830895" calcext:value-type="float">
            <text:p>158</text:p>
          </table:table-cell>
          <table:table-cell table:style-name="ce10" table:formula="of:=IF([.$A25]&gt;=[.G$1];[.G$2]+[.$B25];0)" office:value-type="float" office:value="208.552498429094" calcext:value-type="float">
            <text:p>209</text:p>
          </table:table-cell>
          <table:table-cell table:formula="of:=IF([.$A25]&gt;=[.H$1];[.H$2]+[.$B25];0)" office:value-type="float" office:value="0" calcext:value-type="float">
            <text:p>0</text:p>
          </table:table-cell>
          <table:table-cell table:style-name="ce10" table:formula="of:=IF([.$A25]&gt;=[.I$1];[.I$2]+[.$B25];0)" office:value-type="float" office:value="0" calcext:value-type="float">
            <text:p>0</text:p>
          </table:table-cell>
          <table:table-cell table:style-name="ce10" table:formula="of:=IF([.$A25]&gt;=[.J$1];[.J$2]+[.$B25];0)" office:value-type="float" office:value="0" calcext:value-type="float">
            <text:p>0</text:p>
          </table:table-cell>
          <table:table-cell table:style-name="ce10" table:formula="of:=IF([.$A25]&gt;=[.K$1];[.K$2]+[.$B25];0)" office:value-type="float" office:value="0" calcext:value-type="float">
            <text:p>0</text:p>
          </table:table-cell>
          <table:table-cell table:style-name="ce10" table:formula="of:=IF([.$A25]&gt;=[.L$1];[.L$2]+[.$B25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(1.1^[.$A26])*10" office:value-type="float" office:value="81.4027493868399" calcext:value-type="float">
            <text:p>81</text:p>
          </table:table-cell>
          <table:table-cell table:formula="of:=IF([.$A26]&gt;=[.C$1];[.C$2]+[.$B26];0)" office:value-type="float" office:value="101.40274938684" calcext:value-type="float">
            <text:p>101</text:p>
          </table:table-cell>
          <table:table-cell table:style-name="ce10" table:formula="of:=IF([.$A26]&gt;=[.D$1];[.D$2]+[.$B26];0)" office:value-type="float" office:value="113.61294938684" calcext:value-type="float">
            <text:p>114</text:p>
          </table:table-cell>
          <table:table-cell table:style-name="ce10" table:formula="of:=IF([.$A26]&gt;=[.E$1];[.E$2]+[.$B26];0)" office:value-type="float" office:value="133.27759858884" calcext:value-type="float">
            <text:p>133</text:p>
          </table:table-cell>
          <table:table-cell table:style-name="ce10" table:formula="of:=IF([.$A26]&gt;=[.F$1];[.F$2]+[.$B26];0)" office:value-type="float" office:value="164.947712775153" calcext:value-type="float">
            <text:p>165</text:p>
          </table:table-cell>
          <table:table-cell table:style-name="ce10" table:formula="of:=IF([.$A26]&gt;=[.G$1];[.G$2]+[.$B26];0)" office:value-type="float" office:value="215.952748373352" calcext:value-type="float">
            <text:p>216</text:p>
          </table:table-cell>
          <table:table-cell table:formula="of:=IF([.$A26]&gt;=[.H$1];[.H$2]+[.$B26];0)" office:value-type="float" office:value="0" calcext:value-type="float">
            <text:p>0</text:p>
          </table:table-cell>
          <table:table-cell table:style-name="ce10" table:formula="of:=IF([.$A26]&gt;=[.I$1];[.I$2]+[.$B26];0)" office:value-type="float" office:value="0" calcext:value-type="float">
            <text:p>0</text:p>
          </table:table-cell>
          <table:table-cell table:style-name="ce10" table:formula="of:=IF([.$A26]&gt;=[.J$1];[.J$2]+[.$B26];0)" office:value-type="float" office:value="0" calcext:value-type="float">
            <text:p>0</text:p>
          </table:table-cell>
          <table:table-cell table:style-name="ce10" table:formula="of:=IF([.$A26]&gt;=[.K$1];[.K$2]+[.$B26];0)" office:value-type="float" office:value="0" calcext:value-type="float">
            <text:p>0</text:p>
          </table:table-cell>
          <table:table-cell table:style-name="ce10" table:formula="of:=IF([.$A26]&gt;=[.L$1];[.L$2]+[.$B26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(1.1^[.$A27])*10" office:value-type="float" office:value="89.5430243255239" calcext:value-type="float">
            <text:p>90</text:p>
          </table:table-cell>
          <table:table-cell table:formula="of:=IF([.$A27]&gt;=[.C$1];[.C$2]+[.$B27];0)" office:value-type="float" office:value="109.543024325524" calcext:value-type="float">
            <text:p>110</text:p>
          </table:table-cell>
          <table:table-cell table:style-name="ce10" table:formula="of:=IF([.$A27]&gt;=[.D$1];[.D$2]+[.$B27];0)" office:value-type="float" office:value="121.753224325524" calcext:value-type="float">
            <text:p>122</text:p>
          </table:table-cell>
          <table:table-cell table:style-name="ce10" table:formula="of:=IF([.$A27]&gt;=[.E$1];[.E$2]+[.$B27];0)" office:value-type="float" office:value="141.417873527524" calcext:value-type="float">
            <text:p>141</text:p>
          </table:table-cell>
          <table:table-cell table:style-name="ce10" table:formula="of:=IF([.$A27]&gt;=[.F$1];[.F$2]+[.$B27];0)" office:value-type="float" office:value="173.087987713837" calcext:value-type="float">
            <text:p>173</text:p>
          </table:table-cell>
          <table:table-cell table:style-name="ce10" table:formula="of:=IF([.$A27]&gt;=[.G$1];[.G$2]+[.$B27];0)" office:value-type="float" office:value="224.093023312036" calcext:value-type="float">
            <text:p>224</text:p>
          </table:table-cell>
          <table:table-cell table:formula="of:=IF([.$A27]&gt;=[.H$1];[.H$2]+[.$B27];0)" office:value-type="float" office:value="0" calcext:value-type="float">
            <text:p>0</text:p>
          </table:table-cell>
          <table:table-cell table:style-name="ce10" table:formula="of:=IF([.$A27]&gt;=[.I$1];[.I$2]+[.$B27];0)" office:value-type="float" office:value="0" calcext:value-type="float">
            <text:p>0</text:p>
          </table:table-cell>
          <table:table-cell table:style-name="ce10" table:formula="of:=IF([.$A27]&gt;=[.J$1];[.J$2]+[.$B27];0)" office:value-type="float" office:value="0" calcext:value-type="float">
            <text:p>0</text:p>
          </table:table-cell>
          <table:table-cell table:style-name="ce10" table:formula="of:=IF([.$A27]&gt;=[.K$1];[.K$2]+[.$B27];0)" office:value-type="float" office:value="0" calcext:value-type="float">
            <text:p>0</text:p>
          </table:table-cell>
          <table:table-cell table:style-name="ce10" table:formula="of:=IF([.$A27]&gt;=[.L$1];[.L$2]+[.$B27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(1.1^[.$A28])*10" office:value-type="float" office:value="98.4973267580763" calcext:value-type="float">
            <text:p>98</text:p>
          </table:table-cell>
          <table:table-cell table:formula="of:=IF([.$A28]&gt;=[.C$1];[.C$2]+[.$B28];0)" office:value-type="float" office:value="118.497326758076" calcext:value-type="float">
            <text:p>118</text:p>
          </table:table-cell>
          <table:table-cell table:style-name="ce10" table:formula="of:=IF([.$A28]&gt;=[.D$1];[.D$2]+[.$B28];0)" office:value-type="float" office:value="130.707526758076" calcext:value-type="float">
            <text:p>131</text:p>
          </table:table-cell>
          <table:table-cell table:style-name="ce10" table:formula="of:=IF([.$A28]&gt;=[.E$1];[.E$2]+[.$B28];0)" office:value-type="float" office:value="150.372175960076" calcext:value-type="float">
            <text:p>150</text:p>
          </table:table-cell>
          <table:table-cell table:style-name="ce10" table:formula="of:=IF([.$A28]&gt;=[.F$1];[.F$2]+[.$B28];0)" office:value-type="float" office:value="182.042290146389" calcext:value-type="float">
            <text:p>182</text:p>
          </table:table-cell>
          <table:table-cell table:style-name="ce10" table:formula="of:=IF([.$A28]&gt;=[.G$1];[.G$2]+[.$B28];0)" office:value-type="float" office:value="233.047325744588" calcext:value-type="float">
            <text:p>233</text:p>
          </table:table-cell>
          <table:table-cell table:formula="of:=IF([.$A28]&gt;=[.H$1];[.H$2]+[.$B28];0)" office:value-type="float" office:value="0" calcext:value-type="float">
            <text:p>0</text:p>
          </table:table-cell>
          <table:table-cell table:style-name="ce10" table:formula="of:=IF([.$A28]&gt;=[.I$1];[.I$2]+[.$B28];0)" office:value-type="float" office:value="0" calcext:value-type="float">
            <text:p>0</text:p>
          </table:table-cell>
          <table:table-cell table:style-name="ce10" table:formula="of:=IF([.$A28]&gt;=[.J$1];[.J$2]+[.$B28];0)" office:value-type="float" office:value="0" calcext:value-type="float">
            <text:p>0</text:p>
          </table:table-cell>
          <table:table-cell table:style-name="ce10" table:formula="of:=IF([.$A28]&gt;=[.K$1];[.K$2]+[.$B28];0)" office:value-type="float" office:value="0" calcext:value-type="float">
            <text:p>0</text:p>
          </table:table-cell>
          <table:table-cell table:style-name="ce10" table:formula="of:=IF([.$A28]&gt;=[.L$1];[.L$2]+[.$B28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(1.1^[.$A29])*10" office:value-type="float" office:value="108.347059433884" calcext:value-type="float">
            <text:p>108</text:p>
          </table:table-cell>
          <table:table-cell table:formula="of:=IF([.$A29]&gt;=[.C$1];[.C$2]+[.$B29];0)" office:value-type="float" office:value="128.347059433884" calcext:value-type="float">
            <text:p>128</text:p>
          </table:table-cell>
          <table:table-cell table:style-name="ce10" table:formula="of:=IF([.$A29]&gt;=[.D$1];[.D$2]+[.$B29];0)" office:value-type="float" office:value="140.557259433884" calcext:value-type="float">
            <text:p>141</text:p>
          </table:table-cell>
          <table:table-cell table:style-name="ce10" table:formula="of:=IF([.$A29]&gt;=[.E$1];[.E$2]+[.$B29];0)" office:value-type="float" office:value="160.221908635884" calcext:value-type="float">
            <text:p>160</text:p>
          </table:table-cell>
          <table:table-cell table:style-name="ce10" table:formula="of:=IF([.$A29]&gt;=[.F$1];[.F$2]+[.$B29];0)" office:value-type="float" office:value="191.892022822197" calcext:value-type="float">
            <text:p>192</text:p>
          </table:table-cell>
          <table:table-cell table:style-name="ce10" table:formula="of:=IF([.$A29]&gt;=[.G$1];[.G$2]+[.$B29];0)" office:value-type="float" office:value="242.897058420396" calcext:value-type="float">
            <text:p>243</text:p>
          </table:table-cell>
          <table:table-cell table:formula="of:=IF([.$A29]&gt;=[.H$1];[.H$2]+[.$B29];0)" office:value-type="float" office:value="325.041178301652" calcext:value-type="float">
            <text:p>325</text:p>
          </table:table-cell>
          <table:table-cell table:style-name="ce10" table:formula="of:=IF([.$A29]&gt;=[.I$1];[.I$2]+[.$B29];0)" office:value-type="float" office:value="0" calcext:value-type="float">
            <text:p>0</text:p>
          </table:table-cell>
          <table:table-cell table:style-name="ce10" table:formula="of:=IF([.$A29]&gt;=[.J$1];[.J$2]+[.$B29];0)" office:value-type="float" office:value="0" calcext:value-type="float">
            <text:p>0</text:p>
          </table:table-cell>
          <table:table-cell table:style-name="ce10" table:formula="of:=IF([.$A29]&gt;=[.K$1];[.K$2]+[.$B29];0)" office:value-type="float" office:value="0" calcext:value-type="float">
            <text:p>0</text:p>
          </table:table-cell>
          <table:table-cell table:style-name="ce10" table:formula="of:=IF([.$A29]&gt;=[.L$1];[.L$2]+[.$B29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(1.1^[.$A30])*10" office:value-type="float" office:value="119.181765377272" calcext:value-type="float">
            <text:p>119</text:p>
          </table:table-cell>
          <table:table-cell table:formula="of:=IF([.$A30]&gt;=[.C$1];[.C$2]+[.$B30];0)" office:value-type="float" office:value="139.181765377272" calcext:value-type="float">
            <text:p>139</text:p>
          </table:table-cell>
          <table:table-cell table:style-name="ce10" table:formula="of:=IF([.$A30]&gt;=[.D$1];[.D$2]+[.$B30];0)" office:value-type="float" office:value="151.391965377272" calcext:value-type="float">
            <text:p>151</text:p>
          </table:table-cell>
          <table:table-cell table:style-name="ce10" table:formula="of:=IF([.$A30]&gt;=[.E$1];[.E$2]+[.$B30];0)" office:value-type="float" office:value="171.056614579272" calcext:value-type="float">
            <text:p>171</text:p>
          </table:table-cell>
          <table:table-cell table:style-name="ce10" table:formula="of:=IF([.$A30]&gt;=[.F$1];[.F$2]+[.$B30];0)" office:value-type="float" office:value="202.726728765585" calcext:value-type="float">
            <text:p>203</text:p>
          </table:table-cell>
          <table:table-cell table:style-name="ce10" table:formula="of:=IF([.$A30]&gt;=[.G$1];[.G$2]+[.$B30];0)" office:value-type="float" office:value="253.731764363785" calcext:value-type="float">
            <text:p>254</text:p>
          </table:table-cell>
          <table:table-cell table:formula="of:=IF([.$A30]&gt;=[.H$1];[.H$2]+[.$B30];0)" office:value-type="float" office:value="335.87588424504" calcext:value-type="float">
            <text:p>336</text:p>
          </table:table-cell>
          <table:table-cell table:style-name="ce10" table:formula="of:=IF([.$A30]&gt;=[.I$1];[.I$2]+[.$B30];0)" office:value-type="float" office:value="0" calcext:value-type="float">
            <text:p>0</text:p>
          </table:table-cell>
          <table:table-cell table:style-name="ce10" table:formula="of:=IF([.$A30]&gt;=[.J$1];[.J$2]+[.$B30];0)" office:value-type="float" office:value="0" calcext:value-type="float">
            <text:p>0</text:p>
          </table:table-cell>
          <table:table-cell table:style-name="ce10" table:formula="of:=IF([.$A30]&gt;=[.K$1];[.K$2]+[.$B30];0)" office:value-type="float" office:value="0" calcext:value-type="float">
            <text:p>0</text:p>
          </table:table-cell>
          <table:table-cell table:style-name="ce10" table:formula="of:=IF([.$A30]&gt;=[.L$1];[.L$2]+[.$B30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(1.1^[.$A31])*10" office:value-type="float" office:value="131.099941915" calcext:value-type="float">
            <text:p>131</text:p>
          </table:table-cell>
          <table:table-cell table:formula="of:=IF([.$A31]&gt;=[.C$1];[.C$2]+[.$B31];0)" office:value-type="float" office:value="151.099941915" calcext:value-type="float">
            <text:p>151</text:p>
          </table:table-cell>
          <table:table-cell table:style-name="ce10" table:formula="of:=IF([.$A31]&gt;=[.D$1];[.D$2]+[.$B31];0)" office:value-type="float" office:value="163.310141915" calcext:value-type="float">
            <text:p>163</text:p>
          </table:table-cell>
          <table:table-cell table:style-name="ce10" table:formula="of:=IF([.$A31]&gt;=[.E$1];[.E$2]+[.$B31];0)" office:value-type="float" office:value="182.974791117" calcext:value-type="float">
            <text:p>183</text:p>
          </table:table-cell>
          <table:table-cell table:style-name="ce10" table:formula="of:=IF([.$A31]&gt;=[.F$1];[.F$2]+[.$B31];0)" office:value-type="float" office:value="214.644905303313" calcext:value-type="float">
            <text:p>215</text:p>
          </table:table-cell>
          <table:table-cell table:style-name="ce10" table:formula="of:=IF([.$A31]&gt;=[.G$1];[.G$2]+[.$B31];0)" office:value-type="float" office:value="265.649940901512" calcext:value-type="float">
            <text:p>266</text:p>
          </table:table-cell>
          <table:table-cell table:formula="of:=IF([.$A31]&gt;=[.H$1];[.H$2]+[.$B31];0)" office:value-type="float" office:value="347.794060782767" calcext:value-type="float">
            <text:p>348</text:p>
          </table:table-cell>
          <table:table-cell table:style-name="ce10" table:formula="of:=IF([.$A31]&gt;=[.I$1];[.I$2]+[.$B31];0)" office:value-type="float" office:value="0" calcext:value-type="float">
            <text:p>0</text:p>
          </table:table-cell>
          <table:table-cell table:style-name="ce10" table:formula="of:=IF([.$A31]&gt;=[.J$1];[.J$2]+[.$B31];0)" office:value-type="float" office:value="0" calcext:value-type="float">
            <text:p>0</text:p>
          </table:table-cell>
          <table:table-cell table:style-name="ce10" table:formula="of:=IF([.$A31]&gt;=[.K$1];[.K$2]+[.$B31];0)" office:value-type="float" office:value="0" calcext:value-type="float">
            <text:p>0</text:p>
          </table:table-cell>
          <table:table-cell table:style-name="ce10" table:formula="of:=IF([.$A31]&gt;=[.L$1];[.L$2]+[.$B31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(1.1^[.$A32])*10" office:value-type="float" office:value="144.2099361065" calcext:value-type="float">
            <text:p>144</text:p>
          </table:table-cell>
          <table:table-cell table:formula="of:=IF([.$A32]&gt;=[.C$1];[.C$2]+[.$B32];0)" office:value-type="float" office:value="164.2099361065" calcext:value-type="float">
            <text:p>164</text:p>
          </table:table-cell>
          <table:table-cell table:style-name="ce10" table:formula="of:=IF([.$A32]&gt;=[.D$1];[.D$2]+[.$B32];0)" office:value-type="float" office:value="176.4201361065" calcext:value-type="float">
            <text:p>176</text:p>
          </table:table-cell>
          <table:table-cell table:style-name="ce10" table:formula="of:=IF([.$A32]&gt;=[.E$1];[.E$2]+[.$B32];0)" office:value-type="float" office:value="196.0847853085" calcext:value-type="float">
            <text:p>196</text:p>
          </table:table-cell>
          <table:table-cell table:style-name="ce10" table:formula="of:=IF([.$A32]&gt;=[.F$1];[.F$2]+[.$B32];0)" office:value-type="float" office:value="227.754899494813" calcext:value-type="float">
            <text:p>228</text:p>
          </table:table-cell>
          <table:table-cell table:style-name="ce10" table:formula="of:=IF([.$A32]&gt;=[.G$1];[.G$2]+[.$B32];0)" office:value-type="float" office:value="278.759935093012" calcext:value-type="float">
            <text:p>279</text:p>
          </table:table-cell>
          <table:table-cell table:formula="of:=IF([.$A32]&gt;=[.H$1];[.H$2]+[.$B32];0)" office:value-type="float" office:value="360.904054974267" calcext:value-type="float">
            <text:p>361</text:p>
          </table:table-cell>
          <table:table-cell table:style-name="ce10" table:formula="of:=IF([.$A32]&gt;=[.I$1];[.I$2]+[.$B32];0)" office:value-type="float" office:value="0" calcext:value-type="float">
            <text:p>0</text:p>
          </table:table-cell>
          <table:table-cell table:style-name="ce10" table:formula="of:=IF([.$A32]&gt;=[.J$1];[.J$2]+[.$B32];0)" office:value-type="float" office:value="0" calcext:value-type="float">
            <text:p>0</text:p>
          </table:table-cell>
          <table:table-cell table:style-name="ce10" table:formula="of:=IF([.$A32]&gt;=[.K$1];[.K$2]+[.$B32];0)" office:value-type="float" office:value="0" calcext:value-type="float">
            <text:p>0</text:p>
          </table:table-cell>
          <table:table-cell table:style-name="ce10" table:formula="of:=IF([.$A32]&gt;=[.L$1];[.L$2]+[.$B32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(1.1^[.$A33])*10" office:value-type="float" office:value="158.63092971715" calcext:value-type="float">
            <text:p>159</text:p>
          </table:table-cell>
          <table:table-cell table:formula="of:=IF([.$A33]&gt;=[.C$1];[.C$2]+[.$B33];0)" office:value-type="float" office:value="178.63092971715" calcext:value-type="float">
            <text:p>179</text:p>
          </table:table-cell>
          <table:table-cell table:style-name="ce10" table:formula="of:=IF([.$A33]&gt;=[.D$1];[.D$2]+[.$B33];0)" office:value-type="float" office:value="190.84112971715" calcext:value-type="float">
            <text:p>191</text:p>
          </table:table-cell>
          <table:table-cell table:style-name="ce10" table:formula="of:=IF([.$A33]&gt;=[.E$1];[.E$2]+[.$B33];0)" office:value-type="float" office:value="210.50577891915" calcext:value-type="float">
            <text:p>211</text:p>
          </table:table-cell>
          <table:table-cell table:style-name="ce10" table:formula="of:=IF([.$A33]&gt;=[.F$1];[.F$2]+[.$B33];0)" office:value-type="float" office:value="242.175893105463" calcext:value-type="float">
            <text:p>242</text:p>
          </table:table-cell>
          <table:table-cell table:style-name="ce10" table:formula="of:=IF([.$A33]&gt;=[.G$1];[.G$2]+[.$B33];0)" office:value-type="float" office:value="293.180928703662" calcext:value-type="float">
            <text:p>293</text:p>
          </table:table-cell>
          <table:table-cell table:formula="of:=IF([.$A33]&gt;=[.H$1];[.H$2]+[.$B33];0)" office:value-type="float" office:value="375.325048584917" calcext:value-type="float">
            <text:p>375</text:p>
          </table:table-cell>
          <table:table-cell table:style-name="ce10" table:formula="of:=IF([.$A33]&gt;=[.I$1];[.I$2]+[.$B33];0)" office:value-type="float" office:value="0" calcext:value-type="float">
            <text:p>0</text:p>
          </table:table-cell>
          <table:table-cell table:style-name="ce10" table:formula="of:=IF([.$A33]&gt;=[.J$1];[.J$2]+[.$B33];0)" office:value-type="float" office:value="0" calcext:value-type="float">
            <text:p>0</text:p>
          </table:table-cell>
          <table:table-cell table:style-name="ce10" table:formula="of:=IF([.$A33]&gt;=[.K$1];[.K$2]+[.$B33];0)" office:value-type="float" office:value="0" calcext:value-type="float">
            <text:p>0</text:p>
          </table:table-cell>
          <table:table-cell table:style-name="ce10" table:formula="of:=IF([.$A33]&gt;=[.L$1];[.L$2]+[.$B33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(1.1^[.$A34])*10" office:value-type="float" office:value="174.494022688864" calcext:value-type="float">
            <text:p>174</text:p>
          </table:table-cell>
          <table:table-cell table:formula="of:=IF([.$A34]&gt;=[.C$1];[.C$2]+[.$B34];0)" office:value-type="float" office:value="194.494022688864" calcext:value-type="float">
            <text:p>194</text:p>
          </table:table-cell>
          <table:table-cell table:style-name="ce10" table:formula="of:=IF([.$A34]&gt;=[.D$1];[.D$2]+[.$B34];0)" office:value-type="float" office:value="206.704222688864" calcext:value-type="float">
            <text:p>207</text:p>
          </table:table-cell>
          <table:table-cell table:style-name="ce10" table:formula="of:=IF([.$A34]&gt;=[.E$1];[.E$2]+[.$B34];0)" office:value-type="float" office:value="226.368871890865" calcext:value-type="float">
            <text:p>226</text:p>
          </table:table-cell>
          <table:table-cell table:style-name="ce10" table:formula="of:=IF([.$A34]&gt;=[.F$1];[.F$2]+[.$B34];0)" office:value-type="float" office:value="258.038986077178" calcext:value-type="float">
            <text:p>258</text:p>
          </table:table-cell>
          <table:table-cell table:style-name="ce10" table:formula="of:=IF([.$A34]&gt;=[.G$1];[.G$2]+[.$B34];0)" office:value-type="float" office:value="309.044021675377" calcext:value-type="float">
            <text:p>309</text:p>
          </table:table-cell>
          <table:table-cell table:formula="of:=IF([.$A34]&gt;=[.H$1];[.H$2]+[.$B34];0)" office:value-type="float" office:value="391.188141556632" calcext:value-type="float">
            <text:p>391</text:p>
          </table:table-cell>
          <table:table-cell table:style-name="ce10" table:formula="of:=IF([.$A34]&gt;=[.I$1];[.I$2]+[.$B34];0)" office:value-type="float" office:value="523.482068066593" calcext:value-type="float">
            <text:p>523</text:p>
          </table:table-cell>
          <table:table-cell table:style-name="ce10" table:formula="of:=IF([.$A34]&gt;=[.J$1];[.J$2]+[.$B34];0)" office:value-type="float" office:value="0" calcext:value-type="float">
            <text:p>0</text:p>
          </table:table-cell>
          <table:table-cell table:style-name="ce10" table:formula="of:=IF([.$A34]&gt;=[.K$1];[.K$2]+[.$B34];0)" office:value-type="float" office:value="0" calcext:value-type="float">
            <text:p>0</text:p>
          </table:table-cell>
          <table:table-cell table:style-name="ce10" table:formula="of:=IF([.$A34]&gt;=[.L$1];[.L$2]+[.$B34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(1.1^[.$A35])*10" office:value-type="float" office:value="191.943424957751" calcext:value-type="float">
            <text:p>192</text:p>
          </table:table-cell>
          <table:table-cell table:formula="of:=IF([.$A35]&gt;=[.C$1];[.C$2]+[.$B35];0)" office:value-type="float" office:value="211.943424957751" calcext:value-type="float">
            <text:p>212</text:p>
          </table:table-cell>
          <table:table-cell table:style-name="ce10" table:formula="of:=IF([.$A35]&gt;=[.D$1];[.D$2]+[.$B35];0)" office:value-type="float" office:value="224.153624957751" calcext:value-type="float">
            <text:p>224</text:p>
          </table:table-cell>
          <table:table-cell table:style-name="ce10" table:formula="of:=IF([.$A35]&gt;=[.E$1];[.E$2]+[.$B35];0)" office:value-type="float" office:value="243.818274159751" calcext:value-type="float">
            <text:p>244</text:p>
          </table:table-cell>
          <table:table-cell table:style-name="ce10" table:formula="of:=IF([.$A35]&gt;=[.F$1];[.F$2]+[.$B35];0)" office:value-type="float" office:value="275.488388346064" calcext:value-type="float">
            <text:p>275</text:p>
          </table:table-cell>
          <table:table-cell table:style-name="ce10" table:formula="of:=IF([.$A35]&gt;=[.G$1];[.G$2]+[.$B35];0)" office:value-type="float" office:value="326.493423944263" calcext:value-type="float">
            <text:p>326</text:p>
          </table:table-cell>
          <table:table-cell table:formula="of:=IF([.$A35]&gt;=[.H$1];[.H$2]+[.$B35];0)" office:value-type="float" office:value="408.637543825519" calcext:value-type="float">
            <text:p>409</text:p>
          </table:table-cell>
          <table:table-cell table:style-name="ce10" table:formula="of:=IF([.$A35]&gt;=[.I$1];[.I$2]+[.$B35];0)" office:value-type="float" office:value="540.93147033548" calcext:value-type="float">
            <text:p>541</text:p>
          </table:table-cell>
          <table:table-cell table:style-name="ce10" table:formula="of:=IF([.$A35]&gt;=[.J$1];[.J$2]+[.$B35];0)" office:value-type="float" office:value="0" calcext:value-type="float">
            <text:p>0</text:p>
          </table:table-cell>
          <table:table-cell table:style-name="ce10" table:formula="of:=IF([.$A35]&gt;=[.K$1];[.K$2]+[.$B35];0)" office:value-type="float" office:value="0" calcext:value-type="float">
            <text:p>0</text:p>
          </table:table-cell>
          <table:table-cell table:style-name="ce10" table:formula="of:=IF([.$A35]&gt;=[.L$1];[.L$2]+[.$B35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(1.1^[.$A36])*10" office:value-type="float" office:value="211.137767453526" calcext:value-type="float">
            <text:p>211</text:p>
          </table:table-cell>
          <table:table-cell table:formula="of:=IF([.$A36]&gt;=[.C$1];[.C$2]+[.$B36];0)" office:value-type="float" office:value="231.137767453526" calcext:value-type="float">
            <text:p>231</text:p>
          </table:table-cell>
          <table:table-cell table:style-name="ce10" table:formula="of:=IF([.$A36]&gt;=[.D$1];[.D$2]+[.$B36];0)" office:value-type="float" office:value="243.347967453526" calcext:value-type="float">
            <text:p>243</text:p>
          </table:table-cell>
          <table:table-cell table:style-name="ce10" table:formula="of:=IF([.$A36]&gt;=[.E$1];[.E$2]+[.$B36];0)" office:value-type="float" office:value="263.012616655526" calcext:value-type="float">
            <text:p>263</text:p>
          </table:table-cell>
          <table:table-cell table:style-name="ce10" table:formula="of:=IF([.$A36]&gt;=[.F$1];[.F$2]+[.$B36];0)" office:value-type="float" office:value="294.682730841839" calcext:value-type="float">
            <text:p>295</text:p>
          </table:table-cell>
          <table:table-cell table:style-name="ce10" table:formula="of:=IF([.$A36]&gt;=[.G$1];[.G$2]+[.$B36];0)" office:value-type="float" office:value="345.687766440038" calcext:value-type="float">
            <text:p>346</text:p>
          </table:table-cell>
          <table:table-cell table:formula="of:=IF([.$A36]&gt;=[.H$1];[.H$2]+[.$B36];0)" office:value-type="float" office:value="427.831886321294" calcext:value-type="float">
            <text:p>428</text:p>
          </table:table-cell>
          <table:table-cell table:style-name="ce10" table:formula="of:=IF([.$A36]&gt;=[.I$1];[.I$2]+[.$B36];0)" office:value-type="float" office:value="560.125812831255" calcext:value-type="float">
            <text:p>560</text:p>
          </table:table-cell>
          <table:table-cell table:style-name="ce10" table:formula="of:=IF([.$A36]&gt;=[.J$1];[.J$2]+[.$B36];0)" office:value-type="float" office:value="0" calcext:value-type="float">
            <text:p>0</text:p>
          </table:table-cell>
          <table:table-cell table:style-name="ce10" table:formula="of:=IF([.$A36]&gt;=[.K$1];[.K$2]+[.$B36];0)" office:value-type="float" office:value="0" calcext:value-type="float">
            <text:p>0</text:p>
          </table:table-cell>
          <table:table-cell table:style-name="ce10" table:formula="of:=IF([.$A36]&gt;=[.L$1];[.L$2]+[.$B36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(1.1^[.$A37])*10" office:value-type="float" office:value="232.251544198879" calcext:value-type="float">
            <text:p>232</text:p>
          </table:table-cell>
          <table:table-cell table:formula="of:=IF([.$A37]&gt;=[.C$1];[.C$2]+[.$B37];0)" office:value-type="float" office:value="252.251544198879" calcext:value-type="float">
            <text:p>252</text:p>
          </table:table-cell>
          <table:table-cell table:style-name="ce10" table:formula="of:=IF([.$A37]&gt;=[.D$1];[.D$2]+[.$B37];0)" office:value-type="float" office:value="264.461744198879" calcext:value-type="float">
            <text:p>264</text:p>
          </table:table-cell>
          <table:table-cell table:style-name="ce10" table:formula="of:=IF([.$A37]&gt;=[.E$1];[.E$2]+[.$B37];0)" office:value-type="float" office:value="284.126393400879" calcext:value-type="float">
            <text:p>284</text:p>
          </table:table-cell>
          <table:table-cell table:style-name="ce10" table:formula="of:=IF([.$A37]&gt;=[.F$1];[.F$2]+[.$B37];0)" office:value-type="float" office:value="315.796507587192" calcext:value-type="float">
            <text:p>316</text:p>
          </table:table-cell>
          <table:table-cell table:style-name="ce10" table:formula="of:=IF([.$A37]&gt;=[.G$1];[.G$2]+[.$B37];0)" office:value-type="float" office:value="366.801543185391" calcext:value-type="float">
            <text:p>367</text:p>
          </table:table-cell>
          <table:table-cell table:formula="of:=IF([.$A37]&gt;=[.H$1];[.H$2]+[.$B37];0)" office:value-type="float" office:value="448.945663066647" calcext:value-type="float">
            <text:p>449</text:p>
          </table:table-cell>
          <table:table-cell table:style-name="ce10" table:formula="of:=IF([.$A37]&gt;=[.I$1];[.I$2]+[.$B37];0)" office:value-type="float" office:value="581.239589576608" calcext:value-type="float">
            <text:p>581</text:p>
          </table:table-cell>
          <table:table-cell table:style-name="ce10" table:formula="of:=IF([.$A37]&gt;=[.J$1];[.J$2]+[.$B37];0)" office:value-type="float" office:value="0" calcext:value-type="float">
            <text:p>0</text:p>
          </table:table-cell>
          <table:table-cell table:style-name="ce10" table:formula="of:=IF([.$A37]&gt;=[.K$1];[.K$2]+[.$B37];0)" office:value-type="float" office:value="0" calcext:value-type="float">
            <text:p>0</text:p>
          </table:table-cell>
          <table:table-cell table:style-name="ce10" table:formula="of:=IF([.$A37]&gt;=[.L$1];[.L$2]+[.$B37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(1.1^[.$A38])*10" office:value-type="float" office:value="255.476698618767" calcext:value-type="float">
            <text:p>255</text:p>
          </table:table-cell>
          <table:table-cell table:formula="of:=IF([.$A38]&gt;=[.C$1];[.C$2]+[.$B38];0)" office:value-type="float" office:value="275.476698618767" calcext:value-type="float">
            <text:p>275</text:p>
          </table:table-cell>
          <table:table-cell table:style-name="ce10" table:formula="of:=IF([.$A38]&gt;=[.D$1];[.D$2]+[.$B38];0)" office:value-type="float" office:value="287.686898618767" calcext:value-type="float">
            <text:p>288</text:p>
          </table:table-cell>
          <table:table-cell table:style-name="ce10" table:formula="of:=IF([.$A38]&gt;=[.E$1];[.E$2]+[.$B38];0)" office:value-type="float" office:value="307.351547820767" calcext:value-type="float">
            <text:p>307</text:p>
          </table:table-cell>
          <table:table-cell table:style-name="ce10" table:formula="of:=IF([.$A38]&gt;=[.F$1];[.F$2]+[.$B38];0)" office:value-type="float" office:value="339.02166200708" calcext:value-type="float">
            <text:p>339</text:p>
          </table:table-cell>
          <table:table-cell table:style-name="ce10" table:formula="of:=IF([.$A38]&gt;=[.G$1];[.G$2]+[.$B38];0)" office:value-type="float" office:value="390.026697605279" calcext:value-type="float">
            <text:p>390</text:p>
          </table:table-cell>
          <table:table-cell table:formula="of:=IF([.$A38]&gt;=[.H$1];[.H$2]+[.$B38];0)" office:value-type="float" office:value="472.170817486535" calcext:value-type="float">
            <text:p>472</text:p>
          </table:table-cell>
          <table:table-cell table:style-name="ce10" table:formula="of:=IF([.$A38]&gt;=[.I$1];[.I$2]+[.$B38];0)" office:value-type="float" office:value="604.464743996496" calcext:value-type="float">
            <text:p>604</text:p>
          </table:table-cell>
          <table:table-cell table:style-name="ce10" table:formula="of:=IF([.$A38]&gt;=[.J$1];[.J$2]+[.$B38];0)" office:value-type="float" office:value="0" calcext:value-type="float">
            <text:p>0</text:p>
          </table:table-cell>
          <table:table-cell table:style-name="ce10" table:formula="of:=IF([.$A38]&gt;=[.K$1];[.K$2]+[.$B38];0)" office:value-type="float" office:value="0" calcext:value-type="float">
            <text:p>0</text:p>
          </table:table-cell>
          <table:table-cell table:style-name="ce10" table:formula="of:=IF([.$A38]&gt;=[.L$1];[.L$2]+[.$B38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(1.1^[.$A39])*10" office:value-type="float" office:value="281.024368480643" calcext:value-type="float">
            <text:p>281</text:p>
          </table:table-cell>
          <table:table-cell table:formula="of:=IF([.$A39]&gt;=[.C$1];[.C$2]+[.$B39];0)" office:value-type="float" office:value="301.024368480643" calcext:value-type="float">
            <text:p>301</text:p>
          </table:table-cell>
          <table:table-cell table:style-name="ce10" table:formula="of:=IF([.$A39]&gt;=[.D$1];[.D$2]+[.$B39];0)" office:value-type="float" office:value="313.234568480643" calcext:value-type="float">
            <text:p>313</text:p>
          </table:table-cell>
          <table:table-cell table:style-name="ce10" table:formula="of:=IF([.$A39]&gt;=[.E$1];[.E$2]+[.$B39];0)" office:value-type="float" office:value="332.899217682643" calcext:value-type="float">
            <text:p>333</text:p>
          </table:table-cell>
          <table:table-cell table:style-name="ce10" table:formula="of:=IF([.$A39]&gt;=[.F$1];[.F$2]+[.$B39];0)" office:value-type="float" office:value="364.569331868956" calcext:value-type="float">
            <text:p>365</text:p>
          </table:table-cell>
          <table:table-cell table:style-name="ce10" table:formula="of:=IF([.$A39]&gt;=[.G$1];[.G$2]+[.$B39];0)" office:value-type="float" office:value="415.574367467155" calcext:value-type="float">
            <text:p>416</text:p>
          </table:table-cell>
          <table:table-cell table:formula="of:=IF([.$A39]&gt;=[.H$1];[.H$2]+[.$B39];0)" office:value-type="float" office:value="497.718487348411" calcext:value-type="float">
            <text:p>498</text:p>
          </table:table-cell>
          <table:table-cell table:style-name="ce10" table:formula="of:=IF([.$A39]&gt;=[.I$1];[.I$2]+[.$B39];0)" office:value-type="float" office:value="630.012413858372" calcext:value-type="float">
            <text:p>630</text:p>
          </table:table-cell>
          <table:table-cell table:style-name="ce10" table:formula="of:=IF([.$A39]&gt;=[.J$1];[.J$2]+[.$B39];0)" office:value-type="float" office:value="843.07310544193" calcext:value-type="float">
            <text:p>843</text:p>
          </table:table-cell>
          <table:table-cell table:style-name="ce10" table:formula="of:=IF([.$A39]&gt;=[.K$1];[.K$2]+[.$B39];0)" office:value-type="float" office:value="0" calcext:value-type="float">
            <text:p>0</text:p>
          </table:table-cell>
          <table:table-cell table:style-name="ce10" table:formula="of:=IF([.$A39]&gt;=[.L$1];[.L$2]+[.$B39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(1.1^[.$A40])*10" office:value-type="float" office:value="309.126805328708" calcext:value-type="float">
            <text:p>309</text:p>
          </table:table-cell>
          <table:table-cell table:formula="of:=IF([.$A40]&gt;=[.C$1];[.C$2]+[.$B40];0)" office:value-type="float" office:value="329.126805328708" calcext:value-type="float">
            <text:p>329</text:p>
          </table:table-cell>
          <table:table-cell table:style-name="ce10" table:formula="of:=IF([.$A40]&gt;=[.D$1];[.D$2]+[.$B40];0)" office:value-type="float" office:value="341.337005328708" calcext:value-type="float">
            <text:p>341</text:p>
          </table:table-cell>
          <table:table-cell table:style-name="ce10" table:formula="of:=IF([.$A40]&gt;=[.E$1];[.E$2]+[.$B40];0)" office:value-type="float" office:value="361.001654530708" calcext:value-type="float">
            <text:p>361</text:p>
          </table:table-cell>
          <table:table-cell table:style-name="ce10" table:formula="of:=IF([.$A40]&gt;=[.F$1];[.F$2]+[.$B40];0)" office:value-type="float" office:value="392.671768717021" calcext:value-type="float">
            <text:p>393</text:p>
          </table:table-cell>
          <table:table-cell table:style-name="ce10" table:formula="of:=IF([.$A40]&gt;=[.G$1];[.G$2]+[.$B40];0)" office:value-type="float" office:value="443.67680431522" calcext:value-type="float">
            <text:p>444</text:p>
          </table:table-cell>
          <table:table-cell table:formula="of:=IF([.$A40]&gt;=[.H$1];[.H$2]+[.$B40];0)" office:value-type="float" office:value="525.820924196476" calcext:value-type="float">
            <text:p>526</text:p>
          </table:table-cell>
          <table:table-cell table:style-name="ce10" table:formula="of:=IF([.$A40]&gt;=[.I$1];[.I$2]+[.$B40];0)" office:value-type="float" office:value="658.114850706437" calcext:value-type="float">
            <text:p>658</text:p>
          </table:table-cell>
          <table:table-cell table:style-name="ce10" table:formula="of:=IF([.$A40]&gt;=[.J$1];[.J$2]+[.$B40];0)" office:value-type="float" office:value="871.175542289994" calcext:value-type="float">
            <text:p>871</text:p>
          </table:table-cell>
          <table:table-cell table:style-name="ce10" table:formula="of:=IF([.$A40]&gt;=[.K$1];[.K$2]+[.$B40];0)" office:value-type="float" office:value="0" calcext:value-type="float">
            <text:p>0</text:p>
          </table:table-cell>
          <table:table-cell table:style-name="ce10" table:formula="of:=IF([.$A40]&gt;=[.L$1];[.L$2]+[.$B40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(1.1^[.$A41])*10" office:value-type="float" office:value="340.039485861578" calcext:value-type="float">
            <text:p>340</text:p>
          </table:table-cell>
          <table:table-cell table:formula="of:=IF([.$A41]&gt;=[.C$1];[.C$2]+[.$B41];0)" office:value-type="float" office:value="360.039485861578" calcext:value-type="float">
            <text:p>360</text:p>
          </table:table-cell>
          <table:table-cell table:style-name="ce10" table:formula="of:=IF([.$A41]&gt;=[.D$1];[.D$2]+[.$B41];0)" office:value-type="float" office:value="372.249685861578" calcext:value-type="float">
            <text:p>372</text:p>
          </table:table-cell>
          <table:table-cell table:style-name="ce10" table:formula="of:=IF([.$A41]&gt;=[.E$1];[.E$2]+[.$B41];0)" office:value-type="float" office:value="391.914335063578" calcext:value-type="float">
            <text:p>392</text:p>
          </table:table-cell>
          <table:table-cell table:style-name="ce10" table:formula="of:=IF([.$A41]&gt;=[.F$1];[.F$2]+[.$B41];0)" office:value-type="float" office:value="423.584449249892" calcext:value-type="float">
            <text:p>424</text:p>
          </table:table-cell>
          <table:table-cell table:style-name="ce10" table:formula="of:=IF([.$A41]&gt;=[.G$1];[.G$2]+[.$B41];0)" office:value-type="float" office:value="474.589484848091" calcext:value-type="float">
            <text:p>475</text:p>
          </table:table-cell>
          <table:table-cell table:formula="of:=IF([.$A41]&gt;=[.H$1];[.H$2]+[.$B41];0)" office:value-type="float" office:value="556.733604729346" calcext:value-type="float">
            <text:p>557</text:p>
          </table:table-cell>
          <table:table-cell table:style-name="ce10" table:formula="of:=IF([.$A41]&gt;=[.I$1];[.I$2]+[.$B41];0)" office:value-type="float" office:value="689.027531239307" calcext:value-type="float">
            <text:p>689</text:p>
          </table:table-cell>
          <table:table-cell table:style-name="ce10" table:formula="of:=IF([.$A41]&gt;=[.J$1];[.J$2]+[.$B41];0)" office:value-type="float" office:value="902.088222822865" calcext:value-type="float">
            <text:p>902</text:p>
          </table:table-cell>
          <table:table-cell table:style-name="ce10" table:formula="of:=IF([.$A41]&gt;=[.K$1];[.K$2]+[.$B41];0)" office:value-type="float" office:value="0" calcext:value-type="float">
            <text:p>0</text:p>
          </table:table-cell>
          <table:table-cell table:style-name="ce10" table:formula="of:=IF([.$A41]&gt;=[.L$1];[.L$2]+[.$B41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(1.1^[.$A42])*10" office:value-type="float" office:value="374.043434447736" calcext:value-type="float">
            <text:p>374</text:p>
          </table:table-cell>
          <table:table-cell table:formula="of:=IF([.$A42]&gt;=[.C$1];[.C$2]+[.$B42];0)" office:value-type="float" office:value="394.043434447736" calcext:value-type="float">
            <text:p>394</text:p>
          </table:table-cell>
          <table:table-cell table:style-name="ce10" table:formula="of:=IF([.$A42]&gt;=[.D$1];[.D$2]+[.$B42];0)" office:value-type="float" office:value="406.253634447736" calcext:value-type="float">
            <text:p>406</text:p>
          </table:table-cell>
          <table:table-cell table:style-name="ce10" table:formula="of:=IF([.$A42]&gt;=[.E$1];[.E$2]+[.$B42];0)" office:value-type="float" office:value="425.918283649736" calcext:value-type="float">
            <text:p>426</text:p>
          </table:table-cell>
          <table:table-cell table:style-name="ce10" table:formula="of:=IF([.$A42]&gt;=[.F$1];[.F$2]+[.$B42];0)" office:value-type="float" office:value="457.58839783605" calcext:value-type="float">
            <text:p>458</text:p>
          </table:table-cell>
          <table:table-cell table:style-name="ce10" table:formula="of:=IF([.$A42]&gt;=[.G$1];[.G$2]+[.$B42];0)" office:value-type="float" office:value="508.593433434249" calcext:value-type="float">
            <text:p>509</text:p>
          </table:table-cell>
          <table:table-cell table:formula="of:=IF([.$A42]&gt;=[.H$1];[.H$2]+[.$B42];0)" office:value-type="float" office:value="590.737553315504" calcext:value-type="float">
            <text:p>591</text:p>
          </table:table-cell>
          <table:table-cell table:style-name="ce10" table:formula="of:=IF([.$A42]&gt;=[.I$1];[.I$2]+[.$B42];0)" office:value-type="float" office:value="723.031479825465" calcext:value-type="float">
            <text:p>723</text:p>
          </table:table-cell>
          <table:table-cell table:style-name="ce10" table:formula="of:=IF([.$A42]&gt;=[.J$1];[.J$2]+[.$B42];0)" office:value-type="float" office:value="936.092171409023" calcext:value-type="float">
            <text:p>936</text:p>
          </table:table-cell>
          <table:table-cell table:style-name="ce10" table:formula="of:=IF([.$A42]&gt;=[.K$1];[.K$2]+[.$B42];0)" office:value-type="float" office:value="0" calcext:value-type="float">
            <text:p>0</text:p>
          </table:table-cell>
          <table:table-cell table:style-name="ce10" table:formula="of:=IF([.$A42]&gt;=[.L$1];[.L$2]+[.$B42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(1.1^[.$A43])*10" office:value-type="float" office:value="411.44777789251" calcext:value-type="float">
            <text:p>411</text:p>
          </table:table-cell>
          <table:table-cell table:formula="of:=IF([.$A43]&gt;=[.C$1];[.C$2]+[.$B43];0)" office:value-type="float" office:value="431.44777789251" calcext:value-type="float">
            <text:p>431</text:p>
          </table:table-cell>
          <table:table-cell table:style-name="ce10" table:formula="of:=IF([.$A43]&gt;=[.D$1];[.D$2]+[.$B43];0)" office:value-type="float" office:value="443.65797789251" calcext:value-type="float">
            <text:p>444</text:p>
          </table:table-cell>
          <table:table-cell table:style-name="ce10" table:formula="of:=IF([.$A43]&gt;=[.E$1];[.E$2]+[.$B43];0)" office:value-type="float" office:value="463.32262709451" calcext:value-type="float">
            <text:p>463</text:p>
          </table:table-cell>
          <table:table-cell table:style-name="ce10" table:formula="of:=IF([.$A43]&gt;=[.F$1];[.F$2]+[.$B43];0)" office:value-type="float" office:value="494.992741280823" calcext:value-type="float">
            <text:p>495</text:p>
          </table:table-cell>
          <table:table-cell table:style-name="ce10" table:formula="of:=IF([.$A43]&gt;=[.G$1];[.G$2]+[.$B43];0)" office:value-type="float" office:value="545.997776879022" calcext:value-type="float">
            <text:p>546</text:p>
          </table:table-cell>
          <table:table-cell table:formula="of:=IF([.$A43]&gt;=[.H$1];[.H$2]+[.$B43];0)" office:value-type="float" office:value="628.141896760278" calcext:value-type="float">
            <text:p>628</text:p>
          </table:table-cell>
          <table:table-cell table:style-name="ce10" table:formula="of:=IF([.$A43]&gt;=[.I$1];[.I$2]+[.$B43];0)" office:value-type="float" office:value="760.435823270239" calcext:value-type="float">
            <text:p>760</text:p>
          </table:table-cell>
          <table:table-cell table:style-name="ce10" table:formula="of:=IF([.$A43]&gt;=[.J$1];[.J$2]+[.$B43];0)" office:value-type="float" office:value="973.496514853797" calcext:value-type="float">
            <text:p>973</text:p>
          </table:table-cell>
          <table:table-cell table:style-name="ce10" table:formula="of:=IF([.$A43]&gt;=[.K$1];[.K$2]+[.$B43];0)" office:value-type="float" office:value="0" calcext:value-type="float">
            <text:p>0</text:p>
          </table:table-cell>
          <table:table-cell table:style-name="ce10" table:formula="of:=IF([.$A43]&gt;=[.L$1];[.L$2]+[.$B43];0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(1.1^[.$A44])*10" office:value-type="float" office:value="452.592555681761" calcext:value-type="float">
            <text:p>453</text:p>
          </table:table-cell>
          <table:table-cell table:formula="of:=IF([.$A44]&gt;=[.C$1];[.C$2]+[.$B44];0)" office:value-type="float" office:value="472.592555681761" calcext:value-type="float">
            <text:p>473</text:p>
          </table:table-cell>
          <table:table-cell table:style-name="ce10" table:formula="of:=IF([.$A44]&gt;=[.D$1];[.D$2]+[.$B44];0)" office:value-type="float" office:value="484.802755681761" calcext:value-type="float">
            <text:p>485</text:p>
          </table:table-cell>
          <table:table-cell table:style-name="ce10" table:formula="of:=IF([.$A44]&gt;=[.E$1];[.E$2]+[.$B44];0)" office:value-type="float" office:value="504.467404883761" calcext:value-type="float">
            <text:p>504</text:p>
          </table:table-cell>
          <table:table-cell table:style-name="ce10" table:formula="of:=IF([.$A44]&gt;=[.F$1];[.F$2]+[.$B44];0)" office:value-type="float" office:value="536.137519070074" calcext:value-type="float">
            <text:p>536</text:p>
          </table:table-cell>
          <table:table-cell table:style-name="ce10" table:formula="of:=IF([.$A44]&gt;=[.G$1];[.G$2]+[.$B44];0)" office:value-type="float" office:value="587.142554668273" calcext:value-type="float">
            <text:p>587</text:p>
          </table:table-cell>
          <table:table-cell table:formula="of:=IF([.$A44]&gt;=[.H$1];[.H$2]+[.$B44];0)" office:value-type="float" office:value="669.286674549529" calcext:value-type="float">
            <text:p>669</text:p>
          </table:table-cell>
          <table:table-cell table:style-name="ce10" table:formula="of:=IF([.$A44]&gt;=[.I$1];[.I$2]+[.$B44];0)" office:value-type="float" office:value="801.58060105949" calcext:value-type="float">
            <text:p>802</text:p>
          </table:table-cell>
          <table:table-cell table:style-name="ce10" table:formula="of:=IF([.$A44]&gt;=[.J$1];[.J$2]+[.$B44];0)" office:value-type="float" office:value="1014.64129264305" calcext:value-type="float">
            <text:p>1,015</text:p>
          </table:table-cell>
          <table:table-cell table:style-name="ce10" table:formula="of:=IF([.$A44]&gt;=[.K$1];[.K$2]+[.$B44];0)" office:value-type="float" office:value="1357.77766704528" calcext:value-type="float">
            <text:p>1,358</text:p>
          </table:table-cell>
          <table:table-cell table:style-name="ce10" table:formula="of:=IF([.$A44]&gt;=[.L$1];[.L$2]+[.$B44];0)" office:value-type="float" office:value="0" calcext:value-type="float">
            <text:p>0</text:p>
          </table:table-cell>
          <table:table-cell table:number-columns-repeated="995"/>
        </table:table-row>
        <table:table-row table:style-name="ro1" table:number-rows-repeated="1048531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EnemyType" table:style-name="ta1">
        <table:table-column table:style-name="co5" table:default-cell-style-name="ce15"/>
        <table:table-column table:style-name="co6" table:default-cell-style-name="ce17"/>
        <table:table-column table:style-name="co4" table:number-columns-repeated="1022" table:default-cell-style-name="Default"/>
        <table:table-row table:style-name="ro1">
          <table:table-cell table:style-name="ce14" office:value-type="string" calcext:value-type="string">
            <text:p>rng</text:p>
          </table:table-cell>
          <table:table-cell table:style-name="ce16" office:value-type="string" calcext:value-type="string">
            <text:p>enemyTypeOffset</text:p>
          </table:table-cell>
          <table:table-cell table:style-name="ce18" table:number-columns-repeated="1022"/>
        </table:table-row>
        <table:table-row table:style-name="ro1">
          <table:table-cell office:value-type="float" office:value="0" calcext:value-type="float">
            <text:p>0.0</text:p>
          </table:table-cell>
          <table:table-cell table:formula="of:=CEILING(-0.008*[.$A2]^3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CEILING(-0.008*[.$A3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CEILING(-0.008*[.$A4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CEILING(-0.008*[.$A5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CEILING(-0.008*[.$A6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CEILING(-0.008*[.$A7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CEILING(-0.008*[.$A8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CEILING(-0.008*[.$A9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CEILING(-0.008*[.$A10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CEILING(-0.008*[.$A11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CEILING(-0.008*[.$A12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CEILING(-0.008*[.$A13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CEILING(-0.008*[.$A14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CEILING(-0.008*[.$A15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CEILING(-0.008*[.$A16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CEILING(-0.008*[.$A17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CEILING(-0.008*[.$A18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CEILING(-0.008*[.$A19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CEILING(-0.008*[.$A20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CEILING(-0.008*[.$A21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CEILING(-0.008*[.$A22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CEILING(-0.008*[.$A23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CEILING(-0.008*[.$A24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CEILING(-0.008*[.$A25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CEILING(-0.008*[.$A26]^3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CEILING(-0.008*[.$A27]^3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CEILING(-0.008*[.$A28]^3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CEILING(-0.008*[.$A29]^3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CEILING(-0.008*[.$A30]^3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CEILING(-0.008*[.$A31]^3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.0</text:p>
          </table:table-cell>
          <table:table-cell table:formula="of:=CEILING(-0.008*[.$A32]^3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CEILING(-0.008*[.$A33]^3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CEILING(-0.008*[.$A34]^3)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CEILING(-0.008*[.$A35]^3)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CEILING(-0.008*[.$A36]^3)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.0</text:p>
          </table:table-cell>
          <table:table-cell table:formula="of:=CEILING(-0.008*[.$A37]^3)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CEILING(-0.008*[.$A38]^3)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CEILING(-0.008*[.$A39]^3)"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CEILING(-0.008*[.$A40]^3)"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CEILING(-0.008*[.$A41]^3)"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.0</text:p>
          </table:table-cell>
          <table:table-cell table:formula="of:=CEILING(-0.008*[.$A42]^3)"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CEILING(-0.008*[.$A43]^3)"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CEILING(-0.008*[.$A44]^3)"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CEILING(-0.008*[.$A45]^3)" office:value-type="float" office:value="-5" calcext:value-type="float">
            <text:p>-5</text:p>
          </table:table-cell>
          <table:table-cell table:number-columns-repeated="1022"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CEILING(-0.008*[.$A46]^3)" office:value-type="float" office:value="-5" calcext:value-type="float">
            <text:p>-5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.0</text:p>
          </table:table-cell>
          <table:table-cell table:formula="of:=CEILING(-0.008*[.$A47]^3)" office:value-type="float" office:value="-5" calcext:value-type="float">
            <text:p>-5</text:p>
          </table:table-cell>
          <table:table-cell table:number-columns-repeated="1022"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CEILING(-0.008*[.$A48]^3)" office:value-type="float" office:value="-6" calcext:value-type="float">
            <text:p>-6</text:p>
          </table:table-cell>
          <table:table-cell table:number-columns-repeated="1022"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CEILING(-0.008*[.$A49]^3)" office:value-type="float" office:value="-6" calcext:value-type="float">
            <text:p>-6</text:p>
          </table:table-cell>
          <table:table-cell table:number-columns-repeated="1022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CEILING(-0.008*[.$A50]^3)" office:value-type="float" office:value="-7" calcext:value-type="float">
            <text:p>-7</text:p>
          </table:table-cell>
          <table:table-cell table:number-columns-repeated="1022"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CEILING(-0.008*[.$A51]^3)" office:value-type="float" office:value="-7" calcext:value-type="float">
            <text:p>-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.0</text:p>
          </table:table-cell>
          <table:table-cell table:formula="of:=CEILING(-0.008*[.$A52]^3)" office:value-type="float" office:value="-7" calcext:value-type="float">
            <text:p>-7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nemyType.B1:EnemyType.B1048576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a95"/>
            </calcext:color-scale>
          </calcext:conditional-format>
        </calcext:conditional-formats>
      </table:table>
      <table:table table:name="xpLvl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10" table:default-cell-style-name="Default"/>
        <table:table-column table:style-name="co4" table:default-cell-style-name="ce23"/>
        <table:table-column table:style-name="co4" table:default-cell-style-name="Default"/>
        <table:table-column table:style-name="co9" table:default-cell-style-name="Default"/>
        <table:table-column table:style-name="co11" table:default-cell-style-name="ce25"/>
        <table:table-column table:style-name="co4" table:number-columns-repeated="1015" table:default-cell-style-name="Default"/>
        <table:table-row table:style-name="ro1">
          <table:table-cell table:style-name="ce18"/>
          <table:table-cell table:style-name="ce19" office:value-type="string" calcext:value-type="string" table:number-columns-spanned="2" table:number-rows-spanned="1">
            <text:p>next level in</text:p>
          </table:table-cell>
          <table:covered-table-cell table:style-name="ce20"/>
          <table:table-cell table:style-name="ce18"/>
          <table:table-cell table:style-name="ce22"/>
          <table:table-cell table:style-name="ce18" table:number-columns-repeated="2"/>
          <table:table-cell table:style-name="ce24"/>
          <table:table-cell table:style-name="ce18" table:number-columns-repeated="1015"/>
        </table:table-row>
        <table:table-row table:style-name="ro1">
          <table:table-cell table:style-name="ce18" office:value-type="string" calcext:value-type="string">
            <text:p>level</text:p>
          </table:table-cell>
          <table:table-cell table:style-name="ce18" office:value-type="string" calcext:value-type="string">
            <text:p>xp</text:p>
          </table:table-cell>
          <table:table-cell table:style-name="ce20" office:value-type="string" calcext:value-type="string">
            <text:p>cumulative xp</text:p>
          </table:table-cell>
          <table:table-cell table:style-name="ce18" office:value-type="string" calcext:value-type="string">
            <text:p>Wolfram Alpha data</text:p>
          </table:table-cell>
          <table:table-cell table:style-name="ce22" office:value-type="string" calcext:value-type="string">
            <text:p>xp→lvl</text:p>
          </table:table-cell>
          <table:table-cell table:style-name="ce18"/>
          <table:table-cell table:style-name="ce18" office:value-type="string" calcext:value-type="string">
            <text:p>cumulative xp</text:p>
          </table:table-cell>
          <table:table-cell table:style-name="ce24" office:value-type="string" calcext:value-type="string">
            <text:p>lvl</text:p>
          </table:table-cell>
          <table:table-cell table:style-name="ce18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B3]" office:value-type="float" office:value="300" calcext:value-type="float">
            <text:p>300</text:p>
          </table:table-cell>
          <table:table-cell table:formula="of:=&quot;{&quot;&amp;ROUND([.$C3])&amp;&quot;,&quot;&amp;ROUND([.$A3])&amp;&quot;}&quot;" office:value-type="string" office:string-value="{300,1}" calcext:value-type="string">
            <text:p>{300,1}</text:p>
          </table:table-cell>
          <table:table-cell table:formula="of:=CEILING(LOG(([.$C3]/3000)+1;1.1))" office:value-type="float" office:value="1" calcext:value-type="float">
            <text:p>1</text:p>
          </table:table-cell>
          <table:table-cell/>
          <table:table-cell table:style-name="ce5" table:formula="of:=0" office:value-type="float" office:value="0" calcext:value-type="float">
            <text:p>0</text:p>
          </table:table-cell>
          <table:table-cell table:formula="of:=CEILING(LOG((([.$G3]+1)/3000)+1;1.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1.1" office:value-type="float" office:value="330" calcext:value-type="float">
            <text:p>330</text:p>
          </table:table-cell>
          <table:table-cell table:formula="of:=[.B4]+[.C3]" office:value-type="float" office:value="630" calcext:value-type="float">
            <text:p>630</text:p>
          </table:table-cell>
          <table:table-cell table:formula="of:=[.D3]&amp;&quot;,{&quot;&amp;ROUND([.$C4])&amp;&quot;,&quot;&amp;ROUND([.$A4])&amp;&quot;}&quot;" office:value-type="string" office:string-value="{300,1},{630,2}" calcext:value-type="string">
            <text:p>{300,1},{630,2}</text:p>
          </table:table-cell>
          <table:table-cell table:formula="of:=CEILING(LOG(([.$C4]/3000)+1;1.1))" office:value-type="float" office:value="2" calcext:value-type="float">
            <text:p>2</text:p>
          </table:table-cell>
          <table:table-cell/>
          <table:table-cell table:formula="of:=[.G3]+([$Enemies.$C$5]*2)" office:value-type="float" office:value="62" calcext:value-type="float">
            <text:p>62</text:p>
          </table:table-cell>
          <table:table-cell table:formula="of:=CEILING(LOG((([.$G4]+1)/3000)+1;1.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*1.1" office:value-type="float" office:value="363" calcext:value-type="float">
            <text:p>363</text:p>
          </table:table-cell>
          <table:table-cell table:formula="of:=[.B5]+[.C4]" office:value-type="float" office:value="993" calcext:value-type="float">
            <text:p>993</text:p>
          </table:table-cell>
          <table:table-cell table:formula="of:=[.D4]&amp;&quot;,{&quot;&amp;ROUND([.$C5])&amp;&quot;,&quot;&amp;ROUND([.$A5])&amp;&quot;}&quot;" office:value-type="string" office:string-value="{300,1},{630,2},{993,3}" calcext:value-type="string">
            <text:p>{300,1},{630,2},{993,3}</text:p>
          </table:table-cell>
          <table:table-cell table:formula="of:=CEILING(LOG(([.$C5]/3000)+1;1.1))" office:value-type="float" office:value="3" calcext:value-type="float">
            <text:p>3</text:p>
          </table:table-cell>
          <table:table-cell/>
          <table:table-cell table:formula="of:=[.G4]+([$Enemies.$C$5]*2)" office:value-type="float" office:value="124" calcext:value-type="float">
            <text:p>124</text:p>
          </table:table-cell>
          <table:table-cell table:formula="of:=CEILING(LOG((([.$G5]+1)/3000)+1;1.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1.1" office:value-type="float" office:value="399.3" calcext:value-type="float">
            <text:p>399.3</text:p>
          </table:table-cell>
          <table:table-cell table:formula="of:=[.B6]+[.C5]" office:value-type="float" office:value="1392.3" calcext:value-type="float">
            <text:p>1392</text:p>
          </table:table-cell>
          <table:table-cell table:formula="of:=[.D5]&amp;&quot;,{&quot;&amp;ROUND([.$C6])&amp;&quot;,&quot;&amp;ROUND([.$A6])&amp;&quot;}&quot;" office:value-type="string" office:string-value="{300,1},{630,2},{993,3},{1392,4}" calcext:value-type="string">
            <text:p>{300,1},{630,2},{993,3},{1392,4}</text:p>
          </table:table-cell>
          <table:table-cell table:formula="of:=CEILING(LOG(([.$C6]/3000)+1;1.1))" office:value-type="float" office:value="4" calcext:value-type="float">
            <text:p>4</text:p>
          </table:table-cell>
          <table:table-cell/>
          <table:table-cell table:formula="of:=[.G5]+([$Enemies.$C$5]*2)" office:value-type="float" office:value="186" calcext:value-type="float">
            <text:p>186</text:p>
          </table:table-cell>
          <table:table-cell table:formula="of:=CEILING(LOG((([.$G6]+1)/3000)+1;1.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1.1" office:value-type="float" office:value="439.23" calcext:value-type="float">
            <text:p>439.23</text:p>
          </table:table-cell>
          <table:table-cell table:formula="of:=[.B7]+[.C6]" office:value-type="float" office:value="1831.53" calcext:value-type="float">
            <text:p>1832</text:p>
          </table:table-cell>
          <table:table-cell table:formula="of:=[.D6]&amp;&quot;,{&quot;&amp;ROUND([.$C7])&amp;&quot;,&quot;&amp;ROUND([.$A7])&amp;&quot;}&quot;" office:value-type="string" office:string-value="{300,1},{630,2},{993,3},{1392,4},{1832,5}" calcext:value-type="string">
            <text:p>{300,1},{630,2},{993,3},{1392,4},{1832,5}</text:p>
          </table:table-cell>
          <table:table-cell table:formula="of:=CEILING(LOG(([.$C7]/3000)+1;1.1))" office:value-type="float" office:value="5" calcext:value-type="float">
            <text:p>5</text:p>
          </table:table-cell>
          <table:table-cell/>
          <table:table-cell table:formula="of:=[.G6]+([$Enemies.$C$5]*2)" office:value-type="float" office:value="248" calcext:value-type="float">
            <text:p>248</text:p>
          </table:table-cell>
          <table:table-cell table:formula="of:=CEILING(LOG((([.$G7]+1)/3000)+1;1.1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1.1" office:value-type="float" office:value="483.153" calcext:value-type="float">
            <text:p>483.153</text:p>
          </table:table-cell>
          <table:table-cell table:formula="of:=[.B8]+[.C7]" office:value-type="float" office:value="2314.683" calcext:value-type="float">
            <text:p>2315</text:p>
          </table:table-cell>
          <table:table-cell table:formula="of:=[.D7]&amp;&quot;,{&quot;&amp;ROUND([.$C8])&amp;&quot;,&quot;&amp;ROUND([.$A8])&amp;&quot;}&quot;" office:value-type="string" office:string-value="{300,1},{630,2},{993,3},{1392,4},{1832,5},{2315,6}" calcext:value-type="string">
            <text:p>{300,1},{630,2},{993,3},{1392,4},{1832,5},{2315,6}</text:p>
          </table:table-cell>
          <table:table-cell table:formula="of:=CEILING(LOG(([.$C8]/3000)+1;1.1))" office:value-type="float" office:value="6" calcext:value-type="float">
            <text:p>6</text:p>
          </table:table-cell>
          <table:table-cell/>
          <table:table-cell table:formula="of:=[.G7]+([$Enemies.$C$5]*2)" office:value-type="float" office:value="310" calcext:value-type="float">
            <text:p>310</text:p>
          </table:table-cell>
          <table:table-cell table:formula="of:=CEILING(LOG((([.$G8]+1)/3000)+1;1.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1.1" office:value-type="float" office:value="531.4683" calcext:value-type="float">
            <text:p>531.4683</text:p>
          </table:table-cell>
          <table:table-cell table:formula="of:=[.B9]+[.C8]" office:value-type="float" office:value="2846.1513" calcext:value-type="float">
            <text:p>2846</text:p>
          </table:table-cell>
          <table:table-cell table:formula="of:=[.D8]&amp;&quot;,{&quot;&amp;ROUND([.$C9])&amp;&quot;,&quot;&amp;ROUND([.$A9])&amp;&quot;}&quot;" office:value-type="string" office:string-value="{300,1},{630,2},{993,3},{1392,4},{1832,5},{2315,6},{2846,7}" calcext:value-type="string">
            <text:p>{300,1},{630,2},{993,3},{1392,4},{1832,5},{2315,6},{2846,7}</text:p>
          </table:table-cell>
          <table:table-cell table:formula="of:=CEILING(LOG(([.$C9]/3000)+1;1.1))" office:value-type="float" office:value="7" calcext:value-type="float">
            <text:p>7</text:p>
          </table:table-cell>
          <table:table-cell/>
          <table:table-cell table:formula="of:=[.G8]+([$Enemies.$C$5]*2)" office:value-type="float" office:value="372" calcext:value-type="float">
            <text:p>372</text:p>
          </table:table-cell>
          <table:table-cell table:formula="of:=CEILING(LOG((([.$G9]+1)/3000)+1;1.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1.1" office:value-type="float" office:value="584.61513" calcext:value-type="float">
            <text:p>584.61513</text:p>
          </table:table-cell>
          <table:table-cell table:formula="of:=[.B10]+[.C9]" office:value-type="float" office:value="3430.76643" calcext:value-type="float">
            <text:p>3431</text:p>
          </table:table-cell>
          <table:table-cell table:formula="of:=[.D9]&amp;&quot;,{&quot;&amp;ROUND([.$C10])&amp;&quot;,&quot;&amp;ROUND([.$A10])&amp;&quot;}&quot;" office:value-type="string" office:string-value="{300,1},{630,2},{993,3},{1392,4},{1832,5},{2315,6},{2846,7},{3431,8}" calcext:value-type="string">
            <text:p>{300,1},{630,2},{993,3},{1392,4},{1832,5},{2315,6},{2846,7},{3431,8}</text:p>
          </table:table-cell>
          <table:table-cell table:formula="of:=CEILING(LOG(([.$C10]/3000)+1;1.1))" office:value-type="float" office:value="8" calcext:value-type="float">
            <text:p>8</text:p>
          </table:table-cell>
          <table:table-cell/>
          <table:table-cell table:formula="of:=[.G9]+([$Enemies.$C$5]*2)" office:value-type="float" office:value="434" calcext:value-type="float">
            <text:p>434</text:p>
          </table:table-cell>
          <table:table-cell table:formula="of:=CEILING(LOG((([.$G10]+1)/3000)+1;1.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1.1" office:value-type="float" office:value="643.076643" calcext:value-type="float">
            <text:p>643.076643</text:p>
          </table:table-cell>
          <table:table-cell table:formula="of:=[.B11]+[.C10]" office:value-type="float" office:value="4073.843073" calcext:value-type="float">
            <text:p>4074</text:p>
          </table:table-cell>
          <table:table-cell table:formula="of:=[.D10]&amp;&quot;,{&quot;&amp;ROUND([.$C11])&amp;&quot;,&quot;&amp;ROUND([.$A11])&amp;&quot;}&quot;" office:value-type="string" office:string-value="{300,1},{630,2},{993,3},{1392,4},{1832,5},{2315,6},{2846,7},{3431,8},{4074,9}" calcext:value-type="string">
            <text:p>{300,1},{630,2},{993,3},{1392,4},{1832,5},{2315,6},{2846,7},{3431,8},{4074,9}</text:p>
          </table:table-cell>
          <table:table-cell table:formula="of:=CEILING(LOG(([.$C11]/3000)+1;1.1))" office:value-type="float" office:value="9" calcext:value-type="float">
            <text:p>9</text:p>
          </table:table-cell>
          <table:table-cell/>
          <table:table-cell table:formula="of:=[.G10]+([$Enemies.$C$5]*2)" office:value-type="float" office:value="496" calcext:value-type="float">
            <text:p>496</text:p>
          </table:table-cell>
          <table:table-cell table:formula="of:=CEILING(LOG((([.$G11]+1)/3000)+1;1.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1]+([$Enemies.$C$5]*2)" office:value-type="float" office:value="558" calcext:value-type="float">
            <text:p>558</text:p>
          </table:table-cell>
          <table:table-cell table:formula="of:=CEILING(LOG((([.$G12]+1)/3000)+1;1.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2]+([$Enemies.$C$5]*2)" office:value-type="float" office:value="620" calcext:value-type="float">
            <text:p>620</text:p>
          </table:table-cell>
          <table:table-cell table:formula="of:=CEILING(LOG((([.$G13]+1)/3000)+1;1.1)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3]+([$Enemies.$C$5]*2)" office:value-type="float" office:value="682" calcext:value-type="float">
            <text:p>682</text:p>
          </table:table-cell>
          <table:table-cell table:formula="of:=CEILING(LOG((([.$G14]+1)/3000)+1;1.1)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4]+([$Enemies.$C$5]*2)" office:value-type="float" office:value="744" calcext:value-type="float">
            <text:p>744</text:p>
          </table:table-cell>
          <table:table-cell table:formula="of:=CEILING(LOG((([.$G15]+1)/3000)+1;1.1)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5]+([$Enemies.$C$5]*2)" office:value-type="float" office:value="806" calcext:value-type="float">
            <text:p>806</text:p>
          </table:table-cell>
          <table:table-cell table:formula="of:=CEILING(LOG((([.$G16]+1)/3000)+1;1.1)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6]+([$Enemies.$C$5]*2)" office:value-type="float" office:value="868" calcext:value-type="float">
            <text:p>868</text:p>
          </table:table-cell>
          <table:table-cell table:formula="of:=CEILING(LOG((([.$G17]+1)/3000)+1;1.1)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7]+([$Enemies.$C$5]*2)" office:value-type="float" office:value="930" calcext:value-type="float">
            <text:p>930</text:p>
          </table:table-cell>
          <table:table-cell table:formula="of:=CEILING(LOG((([.$G18]+1)/3000)+1;1.1)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8]+([$Enemies.$C$5]*2)" office:value-type="float" office:value="992" calcext:value-type="float">
            <text:p>992</text:p>
          </table:table-cell>
          <table:table-cell table:formula="of:=CEILING(LOG((([.$G19]+1)/3000)+1;1.1)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19]+([$Enemies.$C$5]*2)" office:value-type="float" office:value="1054" calcext:value-type="float">
            <text:p>1054</text:p>
          </table:table-cell>
          <table:table-cell table:formula="of:=CEILING(LOG((([.$G20]+1)/3000)+1;1.1)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0]+([$Enemies.$C$5]*2)" office:value-type="float" office:value="1116" calcext:value-type="float">
            <text:p>1116</text:p>
          </table:table-cell>
          <table:table-cell table:formula="of:=CEILING(LOG((([.$G21]+1)/3000)+1;1.1)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1]+([$Enemies.$C$5]*2)" office:value-type="float" office:value="1178" calcext:value-type="float">
            <text:p>1178</text:p>
          </table:table-cell>
          <table:table-cell table:formula="of:=CEILING(LOG((([.$G22]+1)/3000)+1;1.1)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2]+([$Enemies.$C$5]*2)" office:value-type="float" office:value="1240" calcext:value-type="float">
            <text:p>1240</text:p>
          </table:table-cell>
          <table:table-cell table:formula="of:=CEILING(LOG((([.$G23]+1)/3000)+1;1.1)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3]+([$Enemies.$C$5]*2)" office:value-type="float" office:value="1302" calcext:value-type="float">
            <text:p>1302</text:p>
          </table:table-cell>
          <table:table-cell table:formula="of:=CEILING(LOG((([.$G24]+1)/3000)+1;1.1)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4]+([$Enemies.$C$5]*2)" office:value-type="float" office:value="1364" calcext:value-type="float">
            <text:p>1364</text:p>
          </table:table-cell>
          <table:table-cell table:formula="of:=CEILING(LOG((([.$G25]+1)/3000)+1;1.1)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5]+([$Enemies.$C$5]*2)" office:value-type="float" office:value="1426" calcext:value-type="float">
            <text:p>1426</text:p>
          </table:table-cell>
          <table:table-cell table:formula="of:=CEILING(LOG((([.$G26]+1)/3000)+1;1.1)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6]+([$Enemies.$C$5]*2)" office:value-type="float" office:value="1488" calcext:value-type="float">
            <text:p>1488</text:p>
          </table:table-cell>
          <table:table-cell table:formula="of:=CEILING(LOG((([.$G27]+1)/3000)+1;1.1)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7]+([$Enemies.$C$5]*2)" office:value-type="float" office:value="1550" calcext:value-type="float">
            <text:p>1550</text:p>
          </table:table-cell>
          <table:table-cell table:formula="of:=CEILING(LOG((([.$G28]+1)/3000)+1;1.1)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8]+([$Enemies.$C$5]*2)" office:value-type="float" office:value="1612" calcext:value-type="float">
            <text:p>1612</text:p>
          </table:table-cell>
          <table:table-cell table:formula="of:=CEILING(LOG((([.$G29]+1)/3000)+1;1.1)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29]+([$Enemies.$C$5]*2)" office:value-type="float" office:value="1674" calcext:value-type="float">
            <text:p>1674</text:p>
          </table:table-cell>
          <table:table-cell table:formula="of:=CEILING(LOG((([.$G30]+1)/3000)+1;1.1)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0]+([$Enemies.$C$5]*2)" office:value-type="float" office:value="1736" calcext:value-type="float">
            <text:p>1736</text:p>
          </table:table-cell>
          <table:table-cell table:formula="of:=CEILING(LOG((([.$G31]+1)/3000)+1;1.1)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1]+([$Enemies.$C$5]*2)" office:value-type="float" office:value="1798" calcext:value-type="float">
            <text:p>1798</text:p>
          </table:table-cell>
          <table:table-cell table:formula="of:=CEILING(LOG((([.$G32]+1)/3000)+1;1.1)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2]+([$Enemies.$C$5]*2)" office:value-type="float" office:value="1860" calcext:value-type="float">
            <text:p>1860</text:p>
          </table:table-cell>
          <table:table-cell table:formula="of:=CEILING(LOG((([.$G33]+1)/3000)+1;1.1)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3]+([$Enemies.$C$5]*2)" office:value-type="float" office:value="1922" calcext:value-type="float">
            <text:p>1922</text:p>
          </table:table-cell>
          <table:table-cell table:formula="of:=CEILING(LOG((([.$G34]+1)/3000)+1;1.1)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4]+([$Enemies.$C$5]*2)" office:value-type="float" office:value="1984" calcext:value-type="float">
            <text:p>1984</text:p>
          </table:table-cell>
          <table:table-cell table:formula="of:=CEILING(LOG((([.$G35]+1)/3000)+1;1.1)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5]+([$Enemies.$C$5]*2)" office:value-type="float" office:value="2046" calcext:value-type="float">
            <text:p>2046</text:p>
          </table:table-cell>
          <table:table-cell table:formula="of:=CEILING(LOG((([.$G36]+1)/3000)+1;1.1)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6]+([$Enemies.$C$5]*2)" office:value-type="float" office:value="2108" calcext:value-type="float">
            <text:p>2108</text:p>
          </table:table-cell>
          <table:table-cell table:formula="of:=CEILING(LOG((([.$G37]+1)/3000)+1;1.1)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7]+([$Enemies.$C$5]*2)" office:value-type="float" office:value="2170" calcext:value-type="float">
            <text:p>2170</text:p>
          </table:table-cell>
          <table:table-cell table:formula="of:=CEILING(LOG((([.$G38]+1)/3000)+1;1.1)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8]+([$Enemies.$C$5]*2)" office:value-type="float" office:value="2232" calcext:value-type="float">
            <text:p>2232</text:p>
          </table:table-cell>
          <table:table-cell table:formula="of:=CEILING(LOG((([.$G39]+1)/3000)+1;1.1)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9]+([$Enemies.$C$5]*2)" office:value-type="float" office:value="2294" calcext:value-type="float">
            <text:p>2294</text:p>
          </table:table-cell>
          <table:table-cell table:formula="of:=CEILING(LOG((([.$G40]+1)/3000)+1;1.1)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0]+([$Enemies.$C$5]*2)" office:value-type="float" office:value="2356" calcext:value-type="float">
            <text:p>2356</text:p>
          </table:table-cell>
          <table:table-cell table:formula="of:=CEILING(LOG((([.$G41]+1)/3000)+1;1.1)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1]+([$Enemies.$C$5]*2)" office:value-type="float" office:value="2418" calcext:value-type="float">
            <text:p>2418</text:p>
          </table:table-cell>
          <table:table-cell table:formula="of:=CEILING(LOG((([.$G42]+1)/3000)+1;1.1)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2]+([$Enemies.$C$5]*2)" office:value-type="float" office:value="2480" calcext:value-type="float">
            <text:p>2480</text:p>
          </table:table-cell>
          <table:table-cell table:formula="of:=CEILING(LOG((([.$G43]+1)/3000)+1;1.1)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3]+([$Enemies.$C$5]*2)" office:value-type="float" office:value="2542" calcext:value-type="float">
            <text:p>2542</text:p>
          </table:table-cell>
          <table:table-cell table:formula="of:=CEILING(LOG((([.$G44]+1)/3000)+1;1.1)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4]+([$Enemies.$C$5]*2)" office:value-type="float" office:value="2604" calcext:value-type="float">
            <text:p>2604</text:p>
          </table:table-cell>
          <table:table-cell table:formula="of:=CEILING(LOG((([.$G45]+1)/3000)+1;1.1)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5]+([$Enemies.$C$5]*2)" office:value-type="float" office:value="2666" calcext:value-type="float">
            <text:p>2666</text:p>
          </table:table-cell>
          <table:table-cell table:formula="of:=CEILING(LOG((([.$G46]+1)/3000)+1;1.1)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6]+([$Enemies.$C$5]*2)" office:value-type="float" office:value="2728" calcext:value-type="float">
            <text:p>2728</text:p>
          </table:table-cell>
          <table:table-cell table:formula="of:=CEILING(LOG((([.$G47]+1)/3000)+1;1.1)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7]+([$Enemies.$C$5]*2)" office:value-type="float" office:value="2790" calcext:value-type="float">
            <text:p>2790</text:p>
          </table:table-cell>
          <table:table-cell table:formula="of:=CEILING(LOG((([.$G48]+1)/3000)+1;1.1)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8]+([$Enemies.$C$5]*2)" office:value-type="float" office:value="2852" calcext:value-type="float">
            <text:p>2852</text:p>
          </table:table-cell>
          <table:table-cell table:formula="of:=CEILING(LOG((([.$G49]+1)/3000)+1;1.1)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49]+([$Enemies.$C$5]*2)" office:value-type="float" office:value="2914" calcext:value-type="float">
            <text:p>2914</text:p>
          </table:table-cell>
          <table:table-cell table:formula="of:=CEILING(LOG((([.$G50]+1)/3000)+1;1.1))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xpLvl.H1:xpLvl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9:57:21.537161942</meta:creation-date>
    <meta:generator>LibreOffice/6.4.3.2$Linux_X86_64 LibreOffice_project/40$Build-2</meta:generator>
    <dc:date>2020-05-10T19:00:07.389713857</dc:date>
    <meta:editing-duration>PT5H17M18S</meta:editing-duration>
    <meta:editing-cycles>13</meta:editing-cycles>
    <meta:document-statistic meta:table-count="3" meta:cell-count="768" meta:object-count="0"/>
  </office:meta>
</office:document-meta>
</file>